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pitch="variable" style:font-charset="x-symbol"/>
    <style:font-face style:name="Mangal1" svg:font-family="Mangal"/>
    <style:font-face style:name="OpenSymbol" svg:font-family="OpenSymbol"/>
    <style:font-face style:name="OpenSymbol3" svg:font-family="OpenSymbol, 'Arial Unicode MS'"/>
    <style:font-face style:name="F" svg:font-family="" style:font-family-generic="roman"/>
    <style:font-face style:name="Times New Roman1" svg:font-family="'Times New Roman'" style:font-family-generic="roman"/>
    <style:font-face style:name="Times New Roman3" svg:font-family="'Times New Roman'" style:font-adornments="Normal" style:font-family-generic="roman"/>
    <style:font-face style:name="Arial3" svg:font-family="Arial" style:font-family-generic="swiss"/>
    <style:font-face style:name="Arial2" svg:font-family="Arial" style:font-adornments="Normal" style:font-family-generic="swiss"/>
    <style:font-face style:name="Mangal" svg:font-family="Mangal" style:font-pitch="variable"/>
    <style:font-face style:name="OpenSymbol2" svg:font-family="OpenSymbol" style:font-pitch="variable"/>
    <style:font-face style:name="SimSun3" svg:font-family="SimSun" style:font-pitch="variable"/>
    <style:font-face style:name="Liberation Sans" svg:font-family="'Liberation Sans'" style:font-family-generic="roman" style:font-pitch="variable"/>
    <style:font-face style:name="Mangal3"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4" svg:font-family="Mangal" style:font-family-generic="swiss" style:font-pitch="variable"/>
    <style:font-face style:name="SimSun2" svg:font-family="SimSun" style:font-family-generic="swiss" style:font-pitch="variable"/>
    <style:font-face style:name="Times New Roman2" svg:font-family="'Times New Roman'"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1.1cm" fo:margin-left="3.949cm" table:align="left"/>
    </style:style>
    <style:style style:name="Tableau1.A" style:family="table-column">
      <style:table-column-properties style:column-width="3.3cm"/>
    </style:style>
    <style:style style:name="Tableau1.B" style:family="table-column">
      <style:table-column-properties style:column-width="1.3cm"/>
    </style:style>
    <style:style style:name="Tableau1.A1" style:family="table-cell">
      <style:table-cell-properties style:vertical-align="middle" fo:padding="0.097cm" fo:border-left="1pt solid #000000" fo:border-right="none" fo:border-top="1pt solid #000000" fo:border-bottom="1pt solid #000000"/>
    </style:style>
    <style:style style:name="Tableau1.G1" style:family="table-cell">
      <style:table-cell-properties style:vertical-align="middle" fo:padding="0.097cm" fo:border="1pt solid #000000"/>
    </style:style>
    <style:style style:name="Tableau1.A2" style:family="table-cell">
      <style:table-cell-properties style:vertical-align="middle" fo:padding="0.097cm" fo:border-left="1pt solid #000000" fo:border-right="none" fo:border-top="none" fo:border-bottom="1pt solid #000000"/>
    </style:style>
    <style:style style:name="Tableau1.G2" style:family="table-cell">
      <style:table-cell-properties style:vertical-align="middle" fo:padding="0.097cm" fo:border-left="1pt solid #000000" fo:border-right="1pt solid #000000" fo:border-top="none" fo:border-bottom="1pt solid #000000"/>
    </style:style>
    <style:style style:name="Tableau4" style:family="table">
      <style:table-properties style:width="19.001cm" table:align="margins"/>
    </style:style>
    <style:style style:name="Tableau4.A" style:family="table-column">
      <style:table-column-properties style:column-width="11.298cm" style:rel-column-width="38966*"/>
    </style:style>
    <style:style style:name="Tableau4.B" style:family="table-column">
      <style:table-column-properties style:column-width="7.703cm" style:rel-column-width="26569*"/>
    </style:style>
    <style:style style:name="Tableau4.A1" style:family="table-cell">
      <style:table-cell-properties style:vertical-align="middle" fo:padding="0cm" fo:border="none"/>
    </style:style>
    <style:style style:name="Tableau4.B1" style:family="table-cell">
      <style:table-cell-properties fo:padding="0cm" fo:border="none"/>
    </style:style>
    <style:style style:name="Tableau2" style:family="table">
      <style:table-properties style:width="7.999cm" table:align="center"/>
    </style:style>
    <style:style style:name="Tableau2.A" style:family="table-column">
      <style:table-column-properties style:column-width="1.6cm"/>
    </style:style>
    <style:style style:name="Tableau2.A1" style:family="table-cell">
      <style:table-cell-properties fo:background-color="#cccccc" fo:padding="0.097cm" fo:border-left="1pt solid #000000" fo:border-right="none" fo:border-top="1pt solid #000000" fo:border-bottom="1pt solid #000000">
        <style:background-image/>
      </style:table-cell-properties>
    </style:style>
    <style:style style:name="Tableau2.E1" style:family="table-cell">
      <style:table-cell-properties fo:background-color="#cccccc" fo:padding="0.097cm" fo:border="1pt solid #000000">
        <style:background-image/>
      </style:table-cell-properties>
    </style:style>
    <style:style style:name="Tableau2.A2" style:family="table-cell">
      <style:table-cell-properties fo:background-color="#cccccc" fo:padding="0.097cm" fo:border-left="1pt solid #000000" fo:border-right="none" fo:border-top="none" fo:border-bottom="1pt solid #000000">
        <style:background-image/>
      </style:table-cell-properties>
    </style:style>
    <style:style style:name="Tableau2.B2" style:family="table-cell">
      <style:table-cell-properties fo:padding="0.097cm" fo:border-left="1pt solid #000000" fo:border-right="none" fo:border-top="none" fo:border-bottom="1pt solid #000000"/>
    </style:style>
    <style:style style:name="Tableau2.C2" style:family="table-cell">
      <style:table-cell-properties fo:padding="0.097cm" fo:border-left="1pt solid #000000" fo:border-right="none" fo:border-top="none" fo:border-bottom="1pt solid #000000"/>
    </style:style>
    <style:style style:name="Tableau2.D2" style:family="table-cell">
      <style:table-cell-properties fo:padding="0.097cm" fo:border-left="1pt solid #000000" fo:border-right="none" fo:border-top="none" fo:border-bottom="1pt solid #000000"/>
    </style:style>
    <style:style style:name="Tableau2.E2" style:family="table-cell">
      <style:table-cell-properties fo:padding="0.097cm" fo:border-left="1pt solid #000000" fo:border-right="1pt solid #000000" fo:border-top="none" fo:border-bottom="1pt solid #000000"/>
    </style:style>
    <style:style style:name="Tableau2.B3" style:family="table-cell">
      <style:table-cell-properties fo:padding="0.097cm" fo:border-left="1pt solid #000000" fo:border-right="none" fo:border-top="none" fo:border-bottom="1pt solid #000000"/>
    </style:style>
    <style:style style:name="Tableau2.C3" style:family="table-cell">
      <style:table-cell-properties fo:padding="0.097cm" fo:border-left="1pt solid #000000" fo:border-right="none" fo:border-top="none" fo:border-bottom="1pt solid #000000"/>
    </style:style>
    <style:style style:name="Tableau2.D3" style:family="table-cell">
      <style:table-cell-properties fo:padding="0.097cm" fo:border-left="1pt solid #000000" fo:border-right="none" fo:border-top="none" fo:border-bottom="1pt solid #000000"/>
    </style:style>
    <style:style style:name="Tableau2.E3" style:family="table-cell">
      <style:table-cell-properties fo:padding="0.097cm" fo:border-left="1pt solid #000000" fo:border-right="1pt solid #000000" fo:border-top="none" fo:border-bottom="1pt solid #000000"/>
    </style:style>
    <style:style style:name="Tableau2.B4" style:family="table-cell">
      <style:table-cell-properties fo:padding="0.097cm" fo:border-left="1pt solid #000000" fo:border-right="none" fo:border-top="none" fo:border-bottom="1pt solid #000000"/>
    </style:style>
    <style:style style:name="Tableau2.C4" style:family="table-cell">
      <style:table-cell-properties fo:padding="0.097cm" fo:border-left="1pt solid #000000" fo:border-right="none" fo:border-top="none" fo:border-bottom="1pt solid #000000"/>
    </style:style>
    <style:style style:name="Tableau2.D4" style:family="table-cell">
      <style:table-cell-properties fo:padding="0.097cm" fo:border-left="1pt solid #000000" fo:border-right="none" fo:border-top="none" fo:border-bottom="1pt solid #000000"/>
    </style:style>
    <style:style style:name="Tableau2.E4" style:family="table-cell">
      <style:table-cell-properties fo:padding="0.097cm" fo:border-left="1pt solid #000000" fo:border-right="1pt solid #000000" fo:border-top="none" fo:border-bottom="1pt solid #000000"/>
    </style:style>
    <style:style style:name="Tableau2.5" style:family="table-row">
      <style:table-row-properties style:min-row-height="0.96cm"/>
    </style:style>
    <style:style style:name="Tableau2.B5" style:family="table-cell">
      <style:table-cell-properties fo:padding="0.097cm" fo:border-left="1pt solid #000000" fo:border-right="none" fo:border-top="none" fo:border-bottom="1pt solid #000000"/>
    </style:style>
    <style:style style:name="Tableau2.C5" style:family="table-cell">
      <style:table-cell-properties fo:padding="0.097cm" fo:border-left="1pt solid #000000" fo:border-right="none" fo:border-top="none" fo:border-bottom="1pt solid #000000"/>
    </style:style>
    <style:style style:name="Tableau2.D5" style:family="table-cell">
      <style:table-cell-properties fo:padding="0.097cm" fo:border-left="1pt solid #000000" fo:border-right="none" fo:border-top="none" fo:border-bottom="1pt solid #000000"/>
    </style:style>
    <style:style style:name="Tableau2.E5" style:family="table-cell">
      <style:table-cell-properties fo:padding="0.097cm" fo:border-left="1pt solid #000000" fo:border-right="1pt solid #000000" fo:border-top="none" fo:border-bottom="1pt solid #000000"/>
    </style:style>
    <style:style style:name="Tableau3" style:family="table">
      <style:table-properties style:width="13cm" fo:margin-top="0.199cm" fo:margin-bottom="0.199cm" table:align="center"/>
    </style:style>
    <style:style style:name="Tableau3.A" style:family="table-column">
      <style:table-column-properties style:column-width="4.752cm"/>
    </style:style>
    <style:style style:name="Tableau3.B" style:family="table-column">
      <style:table-column-properties style:column-width="2.75cm"/>
    </style:style>
    <style:style style:name="Tableau3.D" style:family="table-column">
      <style:table-column-properties style:column-width="2.748cm"/>
    </style:style>
    <style:style style:name="Tableau3.A1" style:family="table-cell">
      <style:table-cell-properties fo:background-color="#cccccc" fo:padding="0.097cm" fo:border-left="1pt solid #000000" fo:border-right="none" fo:border-top="1pt solid #000000" fo:border-bottom="1pt solid #000000">
        <style:background-image/>
      </style:table-cell-properties>
    </style:style>
    <style:style style:name="Tableau3.D1" style:family="table-cell">
      <style:table-cell-properties fo:background-color="#cccccc" fo:padding="0.097cm" fo:border="1pt solid #000000">
        <style:background-image/>
      </style:table-cell-properties>
    </style:style>
    <style:style style:name="Tableau3.A2" style:family="table-cell">
      <style:table-cell-properties fo:background-color="#cccccc" fo:padding="0.097cm" fo:border-left="1pt solid #000000" fo:border-right="none" fo:border-top="none" fo:border-bottom="1pt solid #000000">
        <style:background-image/>
      </style:table-cell-properties>
    </style:style>
    <style:style style:name="Tableau3.B2" style:family="table-cell">
      <style:table-cell-properties fo:padding="0.097cm" fo:border-left="1pt solid #000000" fo:border-right="none" fo:border-top="none" fo:border-bottom="1pt solid #000000"/>
    </style:style>
    <style:style style:name="Tableau3.C2" style:family="table-cell">
      <style:table-cell-properties fo:padding="0.097cm" fo:border-left="1pt solid #000000" fo:border-right="none" fo:border-top="none" fo:border-bottom="1pt solid #000000"/>
    </style:style>
    <style:style style:name="Tableau3.D2" style:family="table-cell">
      <style:table-cell-properties fo:padding="0.097cm" fo:border-left="1pt solid #000000" fo:border-right="1pt solid #000000" fo:border-top="none" fo:border-bottom="1pt solid #000000"/>
    </style:style>
    <style:style style:name="Tableau3.B3" style:family="table-cell">
      <style:table-cell-properties fo:padding="0.097cm" fo:border-left="1pt solid #000000" fo:border-right="none" fo:border-top="none" fo:border-bottom="1pt solid #000000"/>
    </style:style>
    <style:style style:name="Tableau3.C3" style:family="table-cell">
      <style:table-cell-properties fo:padding="0.097cm" fo:border-left="1pt solid #000000" fo:border-right="none" fo:border-top="none" fo:border-bottom="1pt solid #000000"/>
    </style:style>
    <style:style style:name="Tableau3.D3" style:family="table-cell">
      <style:table-cell-properties fo:padding="0.097cm" fo:border-left="1pt solid #000000" fo:border-right="1pt solid #000000" fo:border-top="none" fo:border-bottom="1pt solid #000000"/>
    </style:style>
    <style:style style:name="Tableau3.B4" style:family="table-cell">
      <style:table-cell-properties fo:padding="0.097cm" fo:border-left="1pt solid #000000" fo:border-right="none" fo:border-top="none" fo:border-bottom="1pt solid #000000"/>
    </style:style>
    <style:style style:name="Tableau3.C4" style:family="table-cell">
      <style:table-cell-properties fo:padding="0.097cm" fo:border-left="1pt solid #000000" fo:border-right="none" fo:border-top="none" fo:border-bottom="1pt solid #000000"/>
    </style:style>
    <style:style style:name="Tableau3.D4" style:family="table-cell">
      <style:table-cell-properties fo:padding="0.097cm" fo:border-left="1pt solid #000000" fo:border-right="1pt solid #000000" fo:border-top="none" fo:border-bottom="1pt solid #000000"/>
    </style:style>
    <style:style style:name="P1" style:family="paragraph" style:parent-style-name="Standard">
      <style:text-properties officeooo:rsid="000ac73b" officeooo:paragraph-rsid="000ac73b"/>
    </style:style>
    <style:style style:name="P2" style:family="paragraph" style:parent-style-name="Standard">
      <style:text-properties officeooo:rsid="00153e71" officeooo:paragraph-rsid="00153e71"/>
    </style:style>
    <style:style style:name="P3" style:family="paragraph" style:parent-style-name="Standard">
      <style:text-properties officeooo:rsid="00153e71" officeooo:paragraph-rsid="00172eb3"/>
    </style:style>
    <style:style style:name="P4" style:family="paragraph" style:parent-style-name="Standard">
      <style:text-properties officeooo:rsid="001aa515" officeooo:paragraph-rsid="001aa515"/>
    </style:style>
    <style:style style:name="P5" style:family="paragraph" style:parent-style-name="Standard">
      <style:text-properties officeooo:rsid="001aa515" officeooo:paragraph-rsid="001bd580"/>
    </style:style>
    <style:style style:name="P6" style:family="paragraph" style:parent-style-name="Standard">
      <style:text-properties officeooo:rsid="001bd580" officeooo:paragraph-rsid="001bd580"/>
    </style:style>
    <style:style style:name="P7" style:family="paragraph" style:parent-style-name="Standard">
      <style:text-properties officeooo:rsid="001bd580" officeooo:paragraph-rsid="001e1d02"/>
    </style:style>
    <style:style style:name="P8" style:family="paragraph" style:parent-style-name="Standard">
      <style:text-properties officeooo:rsid="001bd580" officeooo:paragraph-rsid="001f1ace"/>
    </style:style>
    <style:style style:name="P9" style:family="paragraph" style:parent-style-name="Standard">
      <style:text-properties officeooo:rsid="001bd580" officeooo:paragraph-rsid="00274ae8"/>
    </style:style>
    <style:style style:name="P10" style:family="paragraph" style:parent-style-name="Standard">
      <style:text-properties officeooo:rsid="001bd580" officeooo:paragraph-rsid="00305aae"/>
    </style:style>
    <style:style style:name="P11" style:family="paragraph" style:parent-style-name="Standard">
      <style:paragraph-properties fo:text-align="start" style:justify-single-word="false"/>
      <style:text-properties officeooo:rsid="001bd580" officeooo:paragraph-rsid="0032be3b"/>
    </style:style>
    <style:style style:name="P12" style:family="paragraph" style:parent-style-name="Standard">
      <style:text-properties fo:font-weight="bold" officeooo:rsid="001bd580" officeooo:paragraph-rsid="001bd580" style:font-weight-asian="bold" style:font-weight-complex="bold"/>
    </style:style>
    <style:style style:name="P13" style:family="paragraph" style:parent-style-name="Standard">
      <style:text-properties fo:font-weight="bold" officeooo:rsid="00305aae" officeooo:paragraph-rsid="00305aae" style:font-weight-asian="bold" style:font-weight-complex="bold"/>
    </style:style>
    <style:style style:name="P14" style:family="paragraph" style:parent-style-name="Standard">
      <style:text-properties style:font-name="Times New Roman1"/>
    </style:style>
    <style:style style:name="P15" style:family="paragraph" style:parent-style-name="Standard">
      <style:text-properties style:font-name="Times New Roman1" officeooo:rsid="001aa515" officeooo:paragraph-rsid="001aa515"/>
    </style:style>
    <style:style style:name="P16" style:family="paragraph" style:parent-style-name="Standard">
      <style:text-properties style:font-name="Times New Roman1" officeooo:rsid="0021be2b" officeooo:paragraph-rsid="0021be2b"/>
    </style:style>
    <style:style style:name="P17" style:family="paragraph" style:parent-style-name="Standard">
      <style:text-properties style:font-name="Times New Roman1" fo:font-weight="bold" officeooo:rsid="0021be2b" officeooo:paragraph-rsid="0021be2b" style:font-weight-asian="bold" style:font-weight-complex="bold"/>
    </style:style>
    <style:style style:name="P18" style:family="paragraph" style:parent-style-name="Standard">
      <style:text-properties style:font-name="Times New Roman1" fo:font-weight="bold" officeooo:rsid="0031fc79" officeooo:paragraph-rsid="0031fc79" style:font-weight-asian="bold" style:font-weight-complex="bold"/>
    </style:style>
    <style:style style:name="P19" style:family="paragraph" style:parent-style-name="Standard">
      <style:text-properties style:font-name="Times New Roman1" officeooo:rsid="00274ae8" officeooo:paragraph-rsid="00274ae8"/>
    </style:style>
    <style:style style:name="P20" style:family="paragraph" style:parent-style-name="Standard">
      <style:text-properties style:font-name="Times New Roman1" officeooo:rsid="001bd580" officeooo:paragraph-rsid="001f1ace"/>
    </style:style>
    <style:style style:name="P21" style:family="paragraph" style:parent-style-name="Standard">
      <style:text-properties style:font-name="Times New Roman1" officeooo:rsid="001bd580" officeooo:paragraph-rsid="001e1d02"/>
    </style:style>
    <style:style style:name="P22" style:family="paragraph" style:parent-style-name="Standard">
      <style:text-properties style:font-name="Times New Roman1" officeooo:rsid="001bd580" officeooo:paragraph-rsid="001bd580"/>
    </style:style>
    <style:style style:name="P23" style:family="paragraph" style:parent-style-name="Standard">
      <style:text-properties style:font-name="Times New Roman1" officeooo:rsid="001bd580" officeooo:paragraph-rsid="003cfaf4"/>
    </style:style>
    <style:style style:name="P24" style:family="paragraph" style:parent-style-name="Standard">
      <style:paragraph-properties fo:text-align="start" style:justify-single-word="false"/>
      <style:text-properties style:font-name="Times New Roman1" officeooo:rsid="001bd580" officeooo:paragraph-rsid="0032be3b"/>
    </style:style>
    <style:style style:name="P25" style:family="paragraph" style:parent-style-name="Standard">
      <style:text-properties style:font-name="Times New Roman1" officeooo:rsid="0031fc79" officeooo:paragraph-rsid="0031fc79"/>
    </style:style>
    <style:style style:name="P26" style:family="paragraph" style:parent-style-name="Standard">
      <style:paragraph-properties fo:text-align="start" style:justify-single-word="false"/>
      <style:text-properties style:font-name="Times New Roman1" officeooo:rsid="0032be3b" officeooo:paragraph-rsid="0032be3b"/>
    </style:style>
    <style:style style:name="P27" style:family="paragraph" style:parent-style-name="Standard">
      <style:text-properties officeooo:rsid="00293806" officeooo:paragraph-rsid="00293806"/>
    </style:style>
    <style:style style:name="P28" style:family="paragraph" style:parent-style-name="Standard">
      <style:text-properties officeooo:rsid="00293806" officeooo:paragraph-rsid="00298df7"/>
    </style:style>
    <style:style style:name="P29" style:family="paragraph" style:parent-style-name="Standard">
      <style:text-properties officeooo:rsid="002e8752" officeooo:paragraph-rsid="002e8752"/>
    </style:style>
    <style:style style:name="P30" style:family="paragraph" style:parent-style-name="Standard">
      <style:text-properties officeooo:paragraph-rsid="002cc2dd"/>
    </style:style>
    <style:style style:name="P31" style:family="paragraph" style:parent-style-name="Standard">
      <style:text-properties officeooo:rsid="00305aae" officeooo:paragraph-rsid="00305aae"/>
    </style:style>
    <style:style style:name="P32" style:family="paragraph" style:parent-style-name="Standard">
      <style:text-properties officeooo:rsid="0031fc79" officeooo:paragraph-rsid="0031fc79"/>
    </style:style>
    <style:style style:name="P33" style:family="paragraph" style:parent-style-name="Table_20_Contents">
      <style:text-properties officeooo:rsid="00153e71" officeooo:paragraph-rsid="00153e71"/>
    </style:style>
    <style:style style:name="P34" style:family="paragraph" style:parent-style-name="Table_20_Contents">
      <style:paragraph-properties fo:text-align="center" style:justify-single-word="false"/>
      <style:text-properties officeooo:rsid="00153e71" officeooo:paragraph-rsid="00153e71"/>
    </style:style>
    <style:style style:name="P35" style:family="paragraph" style:parent-style-name="Table_20_Contents">
      <style:paragraph-properties fo:text-align="center" style:justify-single-word="false"/>
    </style:style>
    <style:style style:name="P36" style:family="paragraph" style:parent-style-name="Table_20_Contents">
      <style:paragraph-properties fo:text-align="center" style:justify-single-word="false"/>
      <style:text-properties officeooo:rsid="001bd580" officeooo:paragraph-rsid="001bd580"/>
    </style:style>
    <style:style style:name="P37" style:family="paragraph" style:parent-style-name="Table_20_Contents">
      <style:text-properties officeooo:rsid="00305aae" officeooo:paragraph-rsid="00305aae"/>
    </style:style>
    <style:style style:name="P38" style:family="paragraph" style:parent-style-name="Table_20_Contents">
      <style:paragraph-properties fo:text-align="center" style:justify-single-word="false"/>
      <style:text-properties officeooo:rsid="00305aae" officeooo:paragraph-rsid="00305aae"/>
    </style:style>
    <style:style style:name="P39" style:family="paragraph" style:parent-style-name="Table_20_Contents">
      <style:paragraph-properties fo:text-align="center" style:justify-single-word="false"/>
      <style:text-properties fo:color="#333333" officeooo:rsid="001bd580" officeooo:paragraph-rsid="001bd580"/>
    </style:style>
    <style:style style:name="P40" style:family="paragraph" style:parent-style-name="Table_20_Contents">
      <style:paragraph-properties fo:text-align="center" style:justify-single-word="false"/>
      <style:text-properties fo:color="#111111" officeooo:rsid="00305aae" officeooo:paragraph-rsid="00305aae"/>
    </style:style>
    <style:style style:name="P41" style:family="paragraph" style:parent-style-name="Standard" style:master-page-name="">
      <style:paragraph-properties fo:margin-left="0.7cm" fo:margin-right="0cm" fo:text-indent="-0.7cm" style:auto-text-indent="false" style:page-number="auto"/>
      <style:text-properties style:font-name="Times New Roman1" officeooo:rsid="0021be2b" officeooo:paragraph-rsid="0021be2b"/>
    </style:style>
    <style:style style:name="P42" style:family="paragraph" style:parent-style-name="Standard">
      <style:paragraph-properties fo:margin-left="0.7cm" fo:margin-right="0cm" fo:text-indent="-0.7cm" style:auto-text-indent="false"/>
      <style:text-properties style:font-name="Times New Roman1" officeooo:rsid="0021be2b" officeooo:paragraph-rsid="0021be2b"/>
    </style:style>
    <style:style style:name="P43" style:family="paragraph" style:parent-style-name="Standard">
      <style:paragraph-properties fo:margin-top="0cm" fo:margin-bottom="0.3cm" loext:contextual-spacing="false" fo:text-align="center" style:justify-single-word="false"/>
      <style:text-properties style:font-name="Times New Roman1" officeooo:rsid="0031fc79" officeooo:paragraph-rsid="0031fc79"/>
    </style:style>
    <style:style style:name="P44" style:family="paragraph" style:parent-style-name="Standard" style:list-style-name="tfPuce">
      <style:text-properties officeooo:paragraph-rsid="00183e82"/>
    </style:style>
    <style:style style:name="P45" style:family="paragraph" style:parent-style-name="Standard" style:list-style-name="tfPuce">
      <style:text-properties officeooo:paragraph-rsid="00172eb3"/>
    </style:style>
    <style:style style:name="P46" style:family="paragraph" style:parent-style-name="Standard" style:list-style-name="tfPuce">
      <style:text-properties officeooo:paragraph-rsid="001835fa"/>
    </style:style>
    <style:style style:name="P47" style:family="paragraph" style:parent-style-name="Standard" style:list-style-name="tfPuce">
      <style:text-properties officeooo:rsid="00153e71" officeooo:paragraph-rsid="00153e71"/>
    </style:style>
    <style:style style:name="P48" style:family="paragraph" style:parent-style-name="Standard" style:list-style-name="tfPuce">
      <style:text-properties officeooo:rsid="00172eb3" officeooo:paragraph-rsid="00172eb3"/>
    </style:style>
    <style:style style:name="P49" style:family="paragraph" style:parent-style-name="Standard" style:list-style-name="tfPuce">
      <style:paragraph-properties fo:margin-top="0cm" fo:margin-bottom="0.3cm" loext:contextual-spacing="false"/>
      <style:text-properties officeooo:paragraph-rsid="000ac73b"/>
    </style:style>
    <style:style style:name="P50" style:family="paragraph" style:parent-style-name="Standard" style:list-style-name="tfPuce">
      <style:paragraph-properties fo:margin-top="0cm" fo:margin-bottom="0.3cm" loext:contextual-spacing="false"/>
      <style:text-properties officeooo:paragraph-rsid="00110615"/>
    </style:style>
    <style:style style:name="P51" style:family="paragraph" style:parent-style-name="Standard" style:list-style-name="tfPuce">
      <style:paragraph-properties fo:margin-top="0cm" fo:margin-bottom="0.3cm" loext:contextual-spacing="false"/>
      <style:text-properties officeooo:paragraph-rsid="00508497"/>
    </style:style>
    <style:style style:name="P52" style:family="paragraph" style:parent-style-name="Standard" style:list-style-name="tfPuce">
      <style:paragraph-properties fo:margin-top="0cm" fo:margin-bottom="0.3cm" loext:contextual-spacing="false">
        <style:tab-stops>
          <style:tab-stop style:position="1.693cm"/>
        </style:tab-stops>
      </style:paragraph-properties>
      <style:text-properties officeooo:rsid="000db587" officeooo:paragraph-rsid="00112f0e"/>
    </style:style>
    <style:style style:name="P53" style:family="paragraph" style:parent-style-name="Standard" style:list-style-name="tfPuce">
      <style:paragraph-properties fo:margin-top="0cm" fo:margin-bottom="0.3cm" loext:contextual-spacing="false"/>
      <style:text-properties officeooo:rsid="000f5d5d" officeooo:paragraph-rsid="000f5d5d"/>
    </style:style>
    <style:style style:name="P54" style:family="paragraph" style:parent-style-name="Standard" style:list-style-name="tfPuce">
      <style:paragraph-properties fo:margin-top="0cm" fo:margin-bottom="0.3cm" loext:contextual-spacing="false"/>
      <style:text-properties officeooo:rsid="000f5d5d" officeooo:paragraph-rsid="00105a1c"/>
    </style:style>
    <style:style style:name="P55" style:family="paragraph" style:parent-style-name="tfTitre_20_I_29_">
      <style:paragraph-properties fo:break-before="page"/>
    </style:style>
    <style:style style:name="P56" style:family="paragraph" style:parent-style-name="tfTitre_20_Chapitre" style:master-page-name="Right_20_Page">
      <style:paragraph-properties style:page-number="auto"/>
    </style:style>
    <style:style style:name="P57" style:family="paragraph" style:parent-style-name="tfTitre_20_1_29_">
      <style:text-properties officeooo:rsid="00153e71"/>
    </style:style>
    <style:style style:name="P58" style:family="paragraph" style:parent-style-name="tfTitre_20_1_29_">
      <style:text-properties officeooo:rsid="001835fa"/>
    </style:style>
    <style:style style:name="P59" style:family="paragraph" style:parent-style-name="tfTitre_20_1_29_">
      <style:paragraph-properties fo:break-before="page"/>
    </style:style>
    <style:style style:name="P60" style:family="paragraph">
      <loext:graphic-properties draw:fill="none"/>
      <style:text-properties fo:font-size="12pt"/>
    </style:style>
    <style:style style:name="P61" style:family="paragraph">
      <style:paragraph-properties fo:text-align="center"/>
    </style:style>
    <style:style style:name="P62" style:family="paragraph">
      <style:paragraph-properties fo:margin-left="0cm" fo:margin-right="0cm" fo:margin-top="0cm" fo:margin-bottom="0cm" fo:line-height="100%" fo:text-indent="0cm"/>
    </style:style>
    <style:style style:name="P6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2" style:font-size-complex="14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65" style:family="paragraph">
      <style:paragraph-properties fo:margin-left="0cm" fo:margin-right="0cm" fo:margin-top="0cm" fo:margin-bottom="0cm" fo:line-height="100%" fo:text-align="center" fo:text-indent="0cm"/>
    </style:style>
    <style:style style:name="P66"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80000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P67" style:family="paragraph">
      <loext:graphic-properties draw:fill="none" draw:fill-color="#ffffff"/>
      <style:paragraph-properties fo:margin-left="0cm" fo:margin-right="0cm" fo:margin-top="0cm" fo:margin-bottom="0cm" fo:line-height="100%" fo:text-align="center" fo:text-indent="0cm"/>
      <style:text-properties fo:font-variant="normal" fo:text-transform="none" fo:color="#00800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P68" style:family="paragraph">
      <loext:graphic-properties draw:fill="solid" draw:fill-color="#0047ff" draw:opacity="7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69" style:family="paragraph">
      <loext:graphic-properties draw:fill="solid" draw:fill-color="#663300"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2" style:font-size-complex="14pt" style:font-style-complex="normal" style:font-weight-complex="normal" style:text-emphasize="none" style:font-relief="none" style:text-overline-style="none" style:text-overline-color="font-color"/>
    </style:style>
    <style:style style:name="P71" style:family="paragraph">
      <loext:graphic-properties draw:fill="solid" draw:fill-color="#00ae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72" style:family="paragraph">
      <loext:graphic-properties draw:fill="none" draw:fill-color="#ffffff"/>
      <style:paragraph-properties fo:margin-left="0cm" fo:margin-right="0cm" fo:margin-top="0cm" fo:margin-bottom="0cm" fo:line-height="100%" fo:text-indent="0cm"/>
      <style:text-properties fo:font-variant="normal" fo:text-transform="none" fo:color="#0047ff"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P73" style:family="paragraph">
      <loext:graphic-properties draw:fill="none" draw:fill-color="#ffffff"/>
      <style:paragraph-properties fo:margin-left="0cm" fo:margin-right="0cm" fo:margin-top="0cm" fo:margin-bottom="0cm" fo:line-height="100%" fo:text-indent="0cm"/>
      <style:text-properties fo:font-variant="normal" fo:text-transform="none" fo:color="#4c1900"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P75" style:family="paragraph">
      <loext:graphic-properties draw:fill="none" draw:fill-color="#ffffff"/>
      <style:paragraph-properties fo:margin-left="0cm" fo:margin-right="0cm" fo:margin-top="0cm" fo:margin-bottom="0cm" fo:line-height="100%" fo:text-indent="0cm"/>
      <style:text-properties fo:font-variant="normal" fo:text-transform="none" fo:color="#008000"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P76" style:family="paragraph">
      <loext:graphic-properties draw:fill="solid" draw:fill-color="#008000"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77" style:family="paragraph">
      <loext:graphic-properties draw:fill="solid" draw:fill-color="#729fc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2"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P79" style:family="paragraph">
      <loext:graphic-properties draw:fill="solid" draw:fill-color="#cccccc"/>
      <style:text-properties fo:font-size="18pt" style:font-size-asian="18pt" style:font-size-complex="18pt"/>
    </style:style>
    <style:style style:name="T1" style:family="text">
      <style:text-properties officeooo:rsid="000ac73b"/>
    </style:style>
    <style:style style:name="T2" style:family="text">
      <style:text-properties style:font-name="Times New Roman1"/>
    </style:style>
    <style:style style:name="T3" style:family="text">
      <style:text-properties style:font-name="Times New Roman1" officeooo:rsid="000ac73b"/>
    </style:style>
    <style:style style:name="T4" style:family="text">
      <style:text-properties style:font-name="Times New Roman1" officeooo:rsid="00105a1c"/>
    </style:style>
    <style:style style:name="T5" style:family="text">
      <style:text-properties style:font-name="Times New Roman1" style:text-underline-style="solid" style:text-underline-width="auto" style:text-underline-color="font-color" fo:font-weight="bold" officeooo:rsid="00110615" style:font-weight-asian="bold" style:font-weight-complex="bold"/>
    </style:style>
    <style:style style:name="T6" style:family="text">
      <style:text-properties style:font-name="Times New Roman1" officeooo:rsid="00110615"/>
    </style:style>
    <style:style style:name="T7" style:family="text">
      <style:text-properties style:font-name="Times New Roman1" officeooo:rsid="00172eb3"/>
    </style:style>
    <style:style style:name="T8" style:family="text">
      <style:text-properties style:font-name="Times New Roman1" officeooo:rsid="001bd580"/>
    </style:style>
    <style:style style:name="T9" style:family="text">
      <style:text-properties style:font-name="Times New Roman1" officeooo:rsid="002e8752"/>
    </style:style>
    <style:style style:name="T10" style:family="text">
      <style:text-properties style:font-name="Times New Roman1" officeooo:rsid="002cc2dd"/>
    </style:style>
    <style:style style:name="T11" style:family="text">
      <style:text-properties style:font-name="Times New Roman1" officeooo:rsid="0031fc79"/>
    </style:style>
    <style:style style:name="T12" style:family="text">
      <style:text-properties style:font-name="Times New Roman1" fo:font-weight="bold" style:font-weight-asian="bold" style:font-weight-complex="bold"/>
    </style:style>
    <style:style style:name="T13" style:family="text">
      <style:text-properties style:font-name="Times New Roman1" officeooo:rsid="003e4b7e"/>
    </style:style>
    <style:style style:name="T14" style:family="text">
      <style:text-properties style:font-name="Times New Roman"/>
    </style:style>
    <style:style style:name="T15" style:family="text">
      <style:text-properties style:font-name="Times New Roman" officeooo:rsid="000ac73b"/>
    </style:style>
    <style:style style:name="T16" style:family="text">
      <style:text-properties style:font-name="Times New Roman" fo:font-weight="bold" style:font-weight-asian="bold" style:font-weight-complex="bold"/>
    </style:style>
    <style:style style:name="T17" style:family="text">
      <style:text-properties style:font-name="Times New Roman" fo:font-weight="bold" officeooo:rsid="000ac73b" style:font-weight-asian="bold" style:font-weight-complex="bold"/>
    </style:style>
    <style:style style:name="T18" style:family="text">
      <style:text-properties style:font-name="Times New Roman" fo:font-weight="bold" officeooo:rsid="00105a1c" style:font-weight-asian="bold" style:font-weight-complex="bold"/>
    </style:style>
    <style:style style:name="T19" style:family="text">
      <style:text-properties style:font-name="Times New Roman" fo:font-weight="bold" officeooo:rsid="00110615" style:font-weight-asian="bold" style:font-weight-complex="bold"/>
    </style:style>
    <style:style style:name="T20" style:family="text">
      <style:text-properties style:font-name="Times New Roman" style:text-underline-style="solid" style:text-underline-width="auto" style:text-underline-color="font-color" fo:font-weight="bold" style:font-weight-asian="bold" style:font-weight-complex="bold"/>
    </style:style>
    <style:style style:name="T21" style:family="text">
      <style:text-properties style:font-name="Times New Roman" style:text-underline-style="solid" style:text-underline-width="auto" style:text-underline-color="font-color" fo:font-weight="bold" officeooo:rsid="00105a1c" style:font-weight-asian="bold" style:font-weight-complex="bold"/>
    </style:style>
    <style:style style:name="T22" style:family="text">
      <style:text-properties style:font-name="Times New Roman" style:text-underline-style="solid" style:text-underline-width="auto" style:text-underline-color="font-color" fo:font-weight="bold" officeooo:rsid="00110615" style:font-weight-asian="bold" style:font-weight-complex="bold"/>
    </style:style>
    <style:style style:name="T23" style:family="text">
      <style:text-properties style:font-name="Times New Roman" officeooo:rsid="00105a1c"/>
    </style:style>
    <style:style style:name="T24" style:family="text">
      <style:text-properties style:font-name="Times New Roman" officeooo:rsid="00110615"/>
    </style:style>
    <style:style style:name="T25" style:family="text">
      <style:text-properties style:font-name="Times New Roman" officeooo:rsid="00112f0e"/>
    </style:style>
    <style:style style:name="T26" style:family="text">
      <style:text-properties style:font-name="Times New Roman" officeooo:rsid="00508497"/>
    </style:style>
    <style:style style:name="T27" style:family="text">
      <style:text-properties fo:font-weight="bold" style:font-weight-asian="bold" style:font-weight-complex="bold"/>
    </style:style>
    <style:style style:name="T28" style:family="text">
      <style:text-properties fo:font-weight="bold" officeooo:rsid="00105a1c" style:font-weight-asian="bold" style:font-weight-complex="bold"/>
    </style:style>
    <style:style style:name="T29" style:family="text">
      <style:text-properties fo:font-weight="bold" officeooo:rsid="00153e71" style:font-weight-asian="bold" style:font-weight-complex="bold"/>
    </style:style>
    <style:style style:name="T30" style:family="text">
      <style:text-properties fo:font-weight="bold" officeooo:rsid="00172eb3" style:font-weight-asian="bold" style:font-weight-complex="bold"/>
    </style:style>
    <style:style style:name="T31" style:family="text">
      <style:text-properties fo:font-weight="bold" officeooo:rsid="001835fa" style:font-weight-asian="bold" style:font-weight-complex="bold"/>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0ac73b" style:font-weight-asian="bold" style:font-weight-complex="bold"/>
    </style:style>
    <style:style style:name="T34" style:family="text">
      <style:text-properties officeooo:rsid="00105a1c"/>
    </style:style>
    <style:style style:name="T35" style:family="text">
      <style:text-properties style:font-name="OpenSymbol1" officeooo:rsid="00105a1c"/>
    </style:style>
    <style:style style:name="T36" style:family="text">
      <style:text-properties style:font-name="OpenSymbol1" officeooo:rsid="00110615"/>
    </style:style>
    <style:style style:name="T37" style:family="text">
      <style:text-properties style:font-name="OpenSymbol1" officeooo:rsid="00172eb3"/>
    </style:style>
    <style:style style:name="T38" style:family="text">
      <style:text-properties style:font-name="OpenSymbol2" officeooo:rsid="00105a1c"/>
    </style:style>
    <style:style style:name="T39" style:family="text">
      <style:text-properties style:font-name="OpenSymbol2" officeooo:rsid="00110615"/>
    </style:style>
    <style:style style:name="T40" style:family="text">
      <style:text-properties style:font-name="OpenSymbol2" officeooo:rsid="00172eb3"/>
    </style:style>
    <style:style style:name="T41" style:family="text">
      <style:text-properties officeooo:rsid="00110615"/>
    </style:style>
    <style:style style:name="T42" style:family="text">
      <style:text-properties officeooo:rsid="00153e71"/>
    </style:style>
    <style:style style:name="T43" style:family="text">
      <style:text-properties officeooo:rsid="00172eb3"/>
    </style:style>
    <style:style style:name="T44" style:family="text">
      <style:text-properties officeooo:rsid="001835fa"/>
    </style:style>
    <style:style style:name="T45" style:family="text">
      <style:text-properties officeooo:rsid="001bd580"/>
    </style:style>
    <style:style style:name="T46" style:family="text">
      <style:text-properties style:text-position="super 58%"/>
    </style:style>
    <style:style style:name="T47" style:family="text">
      <style:text-properties style:text-position="sub 58%"/>
    </style:style>
    <style:style style:name="T48" style:family="text">
      <style:text-properties officeooo:rsid="0021be2b"/>
    </style:style>
    <style:style style:name="T49" style:family="text">
      <style:text-properties officeooo:rsid="002e8752"/>
    </style:style>
    <style:style style:name="T50" style:family="text">
      <style:text-properties fo:color="#333333" style:font-name="Times New Roman" fo:font-size="18pt" fo:font-style="normal" fo:font-weight="normal" style:font-size-asian="18pt" style:font-style-asian="normal" style:font-weight-asian="normal"/>
    </style:style>
    <style:style style:name="T51" style:family="text">
      <style:text-properties fo:color="#333333" style:font-name="Times New Roman1" officeooo:rsid="00105a1c"/>
    </style:style>
    <style:style style:name="T52" style:family="text">
      <style:text-properties fo:color="#333333" style:font-name="Times New Roman1" officeooo:rsid="00110615"/>
    </style:style>
    <style:style style:name="T53" style:family="text">
      <style:text-properties fo:color="#333333" officeooo:rsid="00172eb3"/>
    </style:style>
    <style:style style:name="T54" style:family="text">
      <style:text-properties fo:color="#333333" officeooo:rsid="001835fa"/>
    </style:style>
    <style:style style:name="T55" style:family="text">
      <style:text-properties fo:color="#333333" fo:font-size="18pt" style:font-size-asian="18pt"/>
    </style:style>
    <style:style style:name="T56" style:family="text">
      <style:text-properties officeooo:rsid="00352c69"/>
    </style:style>
    <style:style style:name="T57" style:family="text">
      <style:text-properties style:use-window-font-color="true" style:font-name="Times New Roman"/>
    </style:style>
    <style:style style:name="T58" style:family="text">
      <style:text-properties fo:color="#111111"/>
    </style:style>
    <style:style style:name="T59" style:family="text">
      <style:text-properties fo:color="#111111" style:font-name="Times New Roman"/>
    </style:style>
    <style:style style:name="T60" style:family="text">
      <style:text-properties fo:color="#111111" style:font-name="Times New Roman" officeooo:rsid="000ac73b"/>
    </style:style>
    <style:style style:name="T61" style:family="text">
      <style:text-properties fo:color="#111111" style:font-name="Times New Roman1"/>
    </style:style>
    <style:style style:name="T62" style:family="text">
      <style:text-properties fo:color="#111111" style:font-name="Times New Roman1" officeooo:rsid="000ac73b"/>
    </style:style>
    <style:style style:name="T63" style:family="text">
      <style:text-properties fo:color="#111111" style:font-name="Times New Roman1" officeooo:rsid="00105a1c"/>
    </style:style>
    <style:style style:name="T64" style:family="text">
      <style:text-properties fo:color="#111111" style:font-name="Times New Roman1" officeooo:rsid="00110615"/>
    </style:style>
    <style:style style:name="T65" style:family="text">
      <style:text-properties fo:color="#111111" style:font-name="Times New Roman1" officeooo:rsid="001e1d02"/>
    </style:style>
    <style:style style:name="T66" style:family="text">
      <style:text-properties fo:color="#111111" style:font-name="Times New Roman1" officeooo:rsid="00172eb3"/>
    </style:style>
    <style:style style:name="T67" style:family="text">
      <style:text-properties fo:color="#111111" style:font-name="Times New Roman1" officeooo:rsid="00298df7"/>
    </style:style>
    <style:style style:name="T68" style:family="text">
      <style:text-properties fo:color="#111111" style:font-name="Times New Roman1" officeooo:rsid="002e8752"/>
    </style:style>
    <style:style style:name="T69" style:family="text">
      <style:text-properties fo:color="#111111" style:font-name="Times New Roman1" officeooo:rsid="00508497"/>
    </style:style>
    <style:style style:name="T70" style:family="text">
      <style:text-properties fo:color="#111111" officeooo:rsid="00153e71"/>
    </style:style>
    <style:style style:name="T71" style:family="text">
      <style:text-properties fo:color="#111111" style:font-name="OpenSymbol2" officeooo:rsid="002e8752"/>
    </style:style>
    <style:style style:name="T72" style:family="text">
      <style:text-properties fo:color="#111111" officeooo:rsid="002e8752"/>
    </style:style>
    <style:style style:name="T73" style:family="text">
      <style:text-properties officeooo:rsid="004cab68"/>
    </style:style>
    <style:style style:name="T74" style:family="text">
      <style:text-properties officeooo:rsid="004f4b90"/>
    </style:style>
    <style:style style:name="T75" style:family="text">
      <style:text-properties fo:font-variant="normal" fo:text-transform="none" style:use-window-font-color="true" style:text-outline="false" style:text-line-through-style="none" style:text-line-through-type="none" style:font-name="Arial" fo:font-size="14pt" fo:font-style="normal" fo:text-shadow="none" style:text-underline-style="none" fo:font-weight="normal" style:letter-kerning="true" style:font-name-asian="Microsoft YaHei" style:font-size-asian="14pt" style:font-style-asian="normal" style:font-weight-asian="normal" style:font-name-complex="Mangal2" style:font-size-complex="14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80000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008000"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T78" style:family="text">
      <style:text-properties fo:font-variant="normal" fo:text-transform="none" style:use-window-font-color="true" style:text-outline="false" style:text-line-through-style="none" style:text-line-through-type="none" style:font-name="Times New Roman" fo:font-size="14pt" fo:font-style="normal" fo:text-shadow="none" style:text-underline-style="none" fo:font-weight="normal" style:letter-kerning="true" style:font-name-asian="Microsoft YaHei" style:font-size-asian="14pt" style:font-style-asian="normal" style:font-weight-asian="normal" style:font-name-complex="Mangal2" style:font-size-complex="14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47ff"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T80" style:family="text">
      <style:text-properties fo:font-variant="normal" fo:text-transform="none" fo:color="#4c1900"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T81" style:family="text">
      <style:text-properties fo:font-variant="normal" fo:text-transform="none" style:use-window-font-color="true" style:text-outline="false" style:text-line-through-style="none" style:text-line-through-type="none" style:font-name="Times New Roman3" fo:font-size="14pt" fo:font-style="normal" fo:text-shadow="none" style:text-underline-style="none" fo:font-weight="bold" style:letter-kerning="true" style:font-name-asian="Times New Roman3" style:font-size-asian="14pt" style:font-style-asian="normal" style:font-weight-asian="bold" style:font-name-complex="Times New Roman3" style:font-size-complex="14pt" style:font-style-complex="normal" style:font-weight-complex="bold" style:text-emphasize="none" style:font-relief="none" style:text-overline-style="none" style:text-overline-color="font-color"/>
    </style:style>
    <style:style style:name="T82" style:family="text">
      <style:text-properties fo:font-variant="normal" fo:text-transform="none" fo:color="#008000" style:text-outline="false" style:text-line-through-style="none" style:text-line-through-type="none" style:font-name="Times New Roman" fo:font-size="14pt" fo:font-style="normal" fo:text-shadow="none" style:text-underline-style="none" fo:font-weight="bold" style:letter-kerning="true" style:font-name-asian="Microsoft YaHei" style:font-size-asian="14pt" style:font-style-asian="normal" style:font-weight-asian="bold" style:font-name-complex="Mangal2" style:font-size-complex="14pt" style:font-style-complex="normal" style:font-weight-complex="bold"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font-name="Arial" fo:font-size="10pt" fo:font-style="normal" fo:text-shadow="none" style:text-underline-style="none" fo:font-weight="normal" style:letter-kerning="true" style:font-name-asian="Microsoft YaHei" style:font-size-asian="10pt" style:font-style-asian="normal" style:font-weight-asian="normal" style:font-name-complex="Mangal2" style:font-size-complex="10pt" style:font-style-complex="normal" style:font-weight-complex="normal" style:text-emphasize="none"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font-name="Arial2" fo:font-size="10pt" fo:font-style="normal" fo:text-shadow="none" style:text-underline-style="none" fo:font-weight="normal" style:letter-kerning="true" style:font-name-asian="Arial2"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T85" style:family="text">
      <style:text-properties fo:font-size="18pt" style:font-size-asian="18pt" style:font-size-complex="18pt"/>
    </style:style>
    <style:style style:name="fr1" style:family="graphic" style:parent-style-name="Formula">
      <style:graphic-properties fo:margin-left="0cm" fo:margin-right="0cm" style:vertical-pos="middle" style:vertical-rel="text" style:horizontal-pos="from-left" style:horizontal-rel="paragraph-content" draw:ole-draw-aspect="1"/>
    </style:style>
    <style:style style:name="fr2"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gr1" style:family="graphic">
      <style:graphic-properties svg:stroke-width="0.03cm" svg:stroke-color="#000000" draw:marker-start-width="0.406cm" draw:marker-end-width="0.406cm" draw:fill="none" draw:textarea-horizontal-align="justify" draw:textarea-vertical-align="middle" draw:auto-grow-height="false" fo:min-height="0.478cm" fo:min-width="4.598cm"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draw:marker-start-width="0.303cm" draw:marker-end="Arrow" draw:marker-end-width="0.3cm"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0.305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7cm" fo:min-width="0.388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041cm" svg:stroke-color="#000000" draw:marker-start-width="0.319cm" draw:marker-start-center="false" draw:marker-end-width="0.319cm" draw:marker-end-center="false" draw:fill="none" draw:fill-color="#729fcf"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0.473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07cm" fo:min-width="0.238cm" fo:padding-top="0.125cm" fo:padding-bottom="0.125cm" fo:padding-left="0.25cm" fo:padding-right="0.25cm" draw:shadow="hidden" draw:shadow-offset-x="0.199cm" draw:shadow-offset-y="0.199cm" draw:shadow-color="#808080" style:run-through="foreground"/>
    </style:style>
    <style:style style:name="gr9" style:family="graphic">
      <style:graphic-properties style:run-through="foreground" style:wrap="parallel" style:number-wrapped-paragraphs="no-limit" style:wrap-contour="true" style:wrap-contour-mode="full" style:vertical-pos="from-top" style:vertical-rel="paragraph" style:horizontal-pos="right" style:horizontal-rel="paragraph" draw:wrap-influence-on-position="once-concurrent" style:flow-with-text="false"/>
    </style:style>
    <style:style style:name="gr10" style:family="graphic">
      <style:graphic-properties draw:stroke="solid" svg:stroke-width="0.03cm" svg:stroke-color="#000000" draw:marker-start-width="0.295cm" draw:marker-start-center="false" draw:marker-end-width="0.295cm" draw:marker-end-center="false" draw:fill="none" draw:fill-color="#729fcf" draw:textarea-horizontal-align="justify" draw:textarea-vertical-align="middle" draw:auto-grow-height="false" fo:min-height="3.037cm" fo:min-width="2.173cm" fo:padding-top="0.139cm" fo:padding-bottom="0.139cm" fo:padding-left="0.265cm" fo:padding-right="0.265cm" draw:shadow="hidden" draw:shadow-offset-x="0.199cm" draw:shadow-offset-y="0.199cm" draw:shadow-color="#808080" style:run-through="foreground"/>
    </style:style>
    <style:style style:name="gr11" style:family="graphic">
      <style:graphic-properties draw:stroke="solid" svg:stroke-width="0.03cm" svg:stroke-color="#000000" draw:marker-start-width="0.295cm" draw:marker-start-center="false" draw:marker-end-width="0.295cm" draw:marker-end-center="false" draw:fill="solid" draw:fill-color="#0047ff" draw:opacity="70%" draw:textarea-horizontal-align="justify" draw:textarea-vertical-align="middle" draw:auto-grow-height="false" fo:min-height="1.979cm" fo:min-width="0cm" fo:padding-top="0.139cm" fo:padding-bottom="0.139cm" fo:padding-left="0.265cm" fo:padding-right="0.265cm" draw:shadow="hidden" draw:shadow-offset-x="0.199cm" draw:shadow-offset-y="0.199cm" draw:shadow-color="#808080" draw:shadow-opacity="70%" style:run-through="foreground"/>
    </style:style>
    <style:style style:name="gr12" style:family="graphic">
      <style:graphic-properties draw:stroke="solid" svg:stroke-width="0.03cm" svg:stroke-color="#000000" draw:marker-start-width="0.295cm" draw:marker-start-center="false" draw:marker-end-width="0.295cm" draw:marker-end-center="false" draw:fill="solid" draw:fill-color="#663300" draw:opacity="50%" draw:textarea-horizontal-align="justify" draw:textarea-vertical-align="middle" draw:auto-grow-height="false" fo:min-height="0.303cm" fo:min-width="1.139cm" fo:padding-top="0.139cm" fo:padding-bottom="0.139cm" fo:padding-left="0.265cm" fo:padding-right="0.265cm" draw:shadow="hidden" draw:shadow-offset-x="0.199cm" draw:shadow-offset-y="0.199cm" draw:shadow-color="#808080" draw:shadow-opacity="50%" style:run-through="foreground"/>
    </style:style>
    <style:style style:name="gr13"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86cm" fo:min-width="0.252cm" fo:padding-top="0cm" fo:padding-bottom="0cm" fo:padding-left="0cm" fo:padding-right="0cm" draw:shadow="hidden" draw:shadow-offset-x="0.199cm" draw:shadow-offset-y="0.199cm" draw:shadow-color="#808080" style:run-through="foreground"/>
    </style:style>
    <style:style style:name="gr14" style:family="graphic">
      <style:graphic-properties draw:stroke="solid" svg:stroke-width="0.03cm" svg:stroke-color="#000000" draw:marker-start-width="0.295cm" draw:marker-start-center="false" draw:marker-end-width="0.295cm" draw:marker-end-center="false" draw:fill="solid" draw:fill-color="#00ae00" draw:textarea-horizontal-align="justify" draw:textarea-vertical-align="middle" draw:auto-grow-height="false" fo:min-height="0.169cm" fo:min-width="0cm" fo:padding-top="0.139cm" fo:padding-bottom="0.139cm" fo:padding-left="0.265cm" fo:padding-right="0.265cm" draw:shadow="hidden" draw:shadow-offset-x="0.199cm" draw:shadow-offset-y="0.199cm" draw:shadow-color="#808080" style:run-through="foreground"/>
    </style:style>
    <style:style style:name="gr1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1cm" fo:min-width="0.362cm" fo:padding-top="0cm" fo:padding-bottom="0cm" fo:padding-left="0cm" fo:padding-right="0cm" draw:shadow="hidden" draw:shadow-offset-x="0.199cm" draw:shadow-offset-y="0.199cm" draw:shadow-color="#808080" style:run-through="foreground"/>
    </style:style>
    <style:style style:name="gr1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1cm" fo:min-width="0.347cm" fo:padding-top="0cm" fo:padding-bottom="0cm" fo:padding-left="0cm" fo:padding-right="0cm" draw:shadow="hidden" draw:shadow-offset-x="0.199cm" draw:shadow-offset-y="0.199cm" draw:shadow-color="#808080" style:run-through="foreground"/>
    </style:style>
    <style:style style:name="gr1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1cm" fo:min-width="0.4cm" fo:padding-top="0cm" fo:padding-bottom="0cm" fo:padding-left="0cm" fo:padding-right="0cm" draw:shadow="hidden" draw:shadow-offset-x="0.199cm" draw:shadow-offset-y="0.199cm" draw:shadow-color="#808080" style:run-through="foreground"/>
    </style:style>
    <style:style style:name="gr18"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1cm" fo:min-width="0.376cm" fo:padding-top="0cm" fo:padding-bottom="0cm" fo:padding-left="0cm" fo:padding-right="0cm" draw:shadow="hidden" draw:shadow-offset-x="0.199cm" draw:shadow-offset-y="0.199cm" draw:shadow-color="#808080" style:run-through="foreground"/>
    </style:style>
    <style:style style:name="gr1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0" style:family="graphic">
      <style:graphic-properties draw:stroke="solid" svg:stroke-width="0.03cm" svg:stroke-color="#000000" draw:marker-start-width="0.295cm" draw:marker-start-center="false" draw:marker-end-width="0.295cm" draw:marker-end-center="false" draw:fill="none" draw:fill-color="#729fcf" draw:textarea-horizontal-align="justify" draw:textarea-vertical-align="middle" draw:auto-grow-height="false" fo:min-height="4.53cm" fo:min-width="6.025cm" fo:padding-top="0.139cm" fo:padding-bottom="0.139cm" fo:padding-left="0.265cm" fo:padding-right="0.265cm" draw:shadow="hidden" draw:shadow-offset-x="0.199cm" draw:shadow-offset-y="0.199cm" draw:shadow-color="#808080" style:run-through="foreground"/>
    </style:style>
    <style:style style:name="gr21" style:family="graphic">
      <style:graphic-properties draw:stroke="solid" svg:stroke-width="0.03cm" svg:stroke-color="#000000" draw:marker-start-width="0.295cm" draw:marker-start-center="false" draw:marker-end-width="0.295cm" draw:marker-end-center="false" draw:fill="solid" draw:fill-color="#008000" draw:opacity="50%" draw:textarea-horizontal-align="justify" draw:textarea-vertical-align="middle" draw:auto-grow-height="false" fo:min-height="1.773cm" fo:min-width="1.951cm" fo:padding-top="0.139cm" fo:padding-bottom="0.139cm" fo:padding-left="0.265cm" fo:padding-right="0.265cm" draw:shadow="hidden" draw:shadow-offset-x="0.199cm" draw:shadow-offset-y="0.199cm" draw:shadow-color="#808080" draw:shadow-opacity="50%" style:run-through="foreground"/>
    </style:style>
    <style:style style:name="gr22" style:family="graphic">
      <style:graphic-properties draw:stroke="solid" svg:stroke-width="0.03cm" svg:stroke-color="#000000" draw:marker-start-width="0.295cm" draw:marker-start-center="false" draw:marker-end-width="0.295cm" draw:marker-end-center="false" draw:fill="solid" draw:fill-color="#729fcf" draw:opacity="50%" draw:textarea-horizontal-align="justify" draw:textarea-vertical-align="middle" draw:auto-grow-height="false" fo:min-height="1.492cm" fo:min-width="2.018cm" fo:padding-top="0.139cm" fo:padding-bottom="0.139cm" fo:padding-left="0.265cm" fo:padding-right="0.265cm" draw:shadow="hidden" draw:shadow-offset-x="0.199cm" draw:shadow-offset-y="0.199cm" draw:shadow-color="#808080" draw:shadow-opacity="50%" style:run-through="foreground"/>
    </style:style>
    <style:style style:name="gr23" style:family="graphic">
      <style:graphic-properties draw:stroke="solid" svg:stroke-width="0.03cm" svg:stroke-color="#000000" draw:marker-start-width="0.295cm" draw:marker-start-center="false" draw:marker-end-width="0.295cm" draw:marker-end-center="false" draw:fill="solid" draw:fill-color="#663300" draw:opacity="50%" draw:textarea-horizontal-align="justify" draw:textarea-vertical-align="middle" draw:auto-grow-height="false" fo:min-height="1.42cm" fo:min-width="1.736cm" fo:padding-top="0.139cm" fo:padding-bottom="0.139cm" fo:padding-left="0.265cm" fo:padding-right="0.265cm" draw:shadow="hidden" draw:shadow-offset-x="0.199cm" draw:shadow-offset-y="0.199cm" draw:shadow-color="#808080" draw:shadow-opacity="50%" style:run-through="foreground"/>
    </style:style>
    <style:style style:name="gr24"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27cm" fo:min-width="1.161cm" fo:padding-top="0cm" fo:padding-bottom="0cm" fo:padding-left="0cm" fo:padding-right="0cm" draw:shadow="hidden" draw:shadow-offset-x="0.199cm" draw:shadow-offset-y="0.199cm" draw:shadow-color="#808080" style:run-through="foreground"/>
    </style:style>
    <style:style style:name="gr25"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427cm" fo:min-width="1.475cm" fo:padding-top="0cm" fo:padding-bottom="0cm" fo:padding-left="0cm" fo:padding-right="0cm" draw:shadow="hidden" draw:shadow-offset-x="0.199cm" draw:shadow-offset-y="0.199cm" draw:shadow-color="#808080" style:run-through="foreground"/>
    </style:style>
    <style:style style:name="gr26"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61cm" fo:min-width="0.295cm" fo:padding-top="0cm" fo:padding-bottom="0cm" fo:padding-left="0cm" fo:padding-right="0cm" draw:shadow="hidden" draw:shadow-offset-x="0.199cm" draw:shadow-offset-y="0.199cm" draw:shadow-color="#808080" style:run-through="foreground"/>
    </style:style>
    <style:style style:name="gr27" style:family="graphic">
      <style:graphic-properties draw:stroke="none" svg:stroke-width="0cm" svg:stroke-color="#000000" draw:marker-start-width="0.199cm" draw:marker-start-center="false" draw:marker-end-width="0.199cm" draw:marker-end-center="false" draw:fill="none" draw:fill-color="#ffffff" draw:textarea-horizontal-align="left" draw:auto-grow-height="true" draw:auto-grow-width="true" fo:min-height="0.556cm" fo:min-width="1.081cm" fo:padding-top="0cm" fo:padding-bottom="0cm" fo:padding-left="0cm" fo:padding-right="0cm" draw:shadow="hidden" draw:shadow-offset-x="0.199cm" draw:shadow-offset-y="0.199cm" draw:shadow-color="#808080" style:run-through="foreground"/>
    </style:style>
    <style:style style:name="gr28" style:family="graphic">
      <style:graphic-properties draw:stroke="none" svg:stroke-color="#000000" draw:fill="solid" draw:fill-color="#cccccc" fo:min-height="1.452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stroke="none" svg:stroke-color="#000000" draw:fill="solid" draw:fill-color="#cccccc" fo:min-height="4.38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solid" draw:fill-color="#cccccc" fo:min-height="1.266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solid" draw:fill-color="#cccccc" fo:min-height="5.114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solid" draw:fill-color="#cccccc" fo:min-height="2.923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solid" draw:fill-color="#cccccc" fo:min-height="0.566cm" fo:padding-top="0cm" fo:padding-bottom="0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Probabilités</text:p>
      <text:p text:style-name="P1"/>
      <text:list xml:id="list107141048" text:style-name="tfNum_20_I_29_">
        <text:list-item>
          <text:p text:style-name="tfTitre_20_I_29_">Vocabulaire</text:p>
        </text:list-item>
      </text:list>
      <text:list xml:id="list229686998" text:style-name="tfPuce">
        <text:list-item>
          <text:p text:style-name="P49">Une expérience <text:span text:style-name="T32">aléatoire</text:span> est une expérience dont <text:span text:style-name="T74">tous </text:span>les résultats possibles appelés <text:span text:style-name="T32">issues</text:span> sont connus à l'avance mais dont on ne sait pas lequel va se produire. <text:span text:style-name="T73">L'ensemble des issues possibles est appelé </text:span><text:span text:style-name="T33">univers</text:span><text:span text:style-name="T1"> de l'expérience aléatoire et est souvent noté </text:span><text:span text:style-name="T3">Ω</text:span><text:span text:style-name="T15">.<text:line-break/></text:span><text:span text:style-name="T17">Ex :</text:span><text:span text:style-name="T15"> On lance un dé. Il y a 6 issues : </text:span><text:span text:style-name="T3">Ω</text:span><text:span text:style-name="T15"> = </text:span><text:span text:style-name="T60">{1 ; 2 ; 3 ; 4 ; 5 ; 6}.</text:span></text:p>
        </text:list-item>
        <text:list-item>
          <text:p text:style-name="P52"><draw:g text:anchor-type="paragraph" draw:z-index="24" draw:style-name="gr9"><draw:custom-shape draw:style-name="gr10" draw:text-style-name="P64" svg:width="2.992cm" svg:height="3.606cm" svg:x="15.471cm" svg:y="0.22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11" draw:text-style-name="P68" svg:width="0.689cm" svg:height="3.19cm" svg:x="17.111cm" svg:y="0.42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2" draw:text-style-name="P69" svg:width="2.357cm" svg:height="0.823cm" draw:transform="skewX (-0.00436332312998581) rotate (-0.893608577021096) translate (16.5082361111111cm 1.39347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70" svg:width="0.253cm" svg:height="0.586cm" svg:x="16.265cm" svg:y="0.617cm"><draw:text-box><text:p text:style-name="P62"><text:span text:style-name="T78">1</text:span></text:p></draw:text-box></draw:frame><draw:frame draw:style-name="gr13" draw:text-style-name="P70" svg:width="0.253cm" svg:height="0.586cm" svg:x="16.265cm" svg:y="1.742cm"><draw:text-box><text:p text:style-name="P62"><text:span text:style-name="T78">3</text:span></text:p></draw:text-box></draw:frame><draw:custom-shape draw:style-name="gr14" draw:text-style-name="P71" svg:width="0.62cm" svg:height="0.632cm" svg:x="16.074cm" svg:y="2.83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3" draw:text-style-name="P70" svg:width="0.253cm" svg:height="0.586cm" svg:x="16.265cm" svg:y="2.873cm"><draw:text-box><text:p text:style-name="P62"><text:span text:style-name="T78">5</text:span></text:p></draw:text-box></draw:frame><draw:frame draw:style-name="gr13" draw:text-style-name="P70" svg:width="0.253cm" svg:height="0.586cm" svg:x="17.335cm" svg:y="0.617cm"><draw:text-box><text:p text:style-name="P62"><text:span text:style-name="T78">2</text:span></text:p></draw:text-box></draw:frame><draw:frame draw:style-name="gr13" draw:text-style-name="P70" svg:width="0.253cm" svg:height="0.586cm" svg:x="17.335cm" svg:y="1.742cm"><draw:text-box><text:p text:style-name="P62"><text:span text:style-name="T78">4</text:span></text:p></draw:text-box></draw:frame><draw:frame draw:style-name="gr13" draw:text-style-name="P70" svg:width="0.253cm" svg:height="0.586cm" svg:x="17.335cm" svg:y="2.873cm"><draw:text-box><text:p text:style-name="P62"><text:span text:style-name="T78">6</text:span></text:p></draw:text-box></draw:frame><draw:frame draw:style-name="gr15" draw:text-style-name="P72" svg:width="0.362cm" svg:height="0.611cm" svg:x="17.799cm" svg:y="0.894cm"><draw:text-box><text:p text:style-name="P62"><text:span text:style-name="T79">A</text:span></text:p></draw:text-box></draw:frame><draw:frame draw:style-name="gr16" draw:text-style-name="P73" svg:width="0.348cm" svg:height="0.611cm" svg:x="15.774cm" svg:y="1.822cm"><draw:text-box><text:p text:style-name="P62"><text:span text:style-name="T80">B</text:span></text:p></draw:text-box></draw:frame><draw:frame draw:style-name="gr17" draw:text-style-name="P74" svg:width="0.401cm" svg:height="0.611cm" svg:x="18.598cm" svg:y="0.594cm"><draw:text-box><text:p text:style-name="P62"><text:span text:style-name="T81">Ω</text:span></text:p></draw:text-box></draw:frame><draw:frame draw:style-name="gr18" draw:text-style-name="P75" svg:width="0.376cm" svg:height="0.611cm" svg:x="15.693cm" svg:y="2.949cm"><draw:text-box><text:p text:style-name="P62"><text:span text:style-name="T82">C</text:span></text:p></draw:text-box></draw:frame></draw:g><text:span text:style-name="T15">T</text:span><text:span text:style-name="T14">out ense</text:span><text:span text:style-name="T57">m</text:span><text:span text:style-name="T14">ble d'issues est appelé </text:span><text:span text:style-name="T20">événement</text:span><text:span text:style-name="T14">.<text:line-break/>Un événement peut être décrit de deux façons : soit par une phrase, soit comme un ensemble d'issues.<text:line-break/></text:span><text:span text:style-name="T16">Ex :<text:tab/></text:span><text:span text:style-name="T14">Appelons A l'événement « </text:span><text:span text:style-name="T26">Le résultat est</text:span><text:span text:style-name="T14"> pair » :<text:line-break/>A = </text:span><text:span text:style-name="T59">{2 ; 4 ; 6}.</text:span><text:span text:style-name="T14"><text:line-break/>Appelons B l'événement « </text:span><text:span text:style-name="T26">Le résultat est</text:span><text:span text:style-name="T14"> multiple de 3 » :<text:line-break/></text:span><text:span text:style-name="T25">B</text:span><text:span text:style-name="T14"> = </text:span><text:span text:style-name="T59">{3 ; 6}.</text:span></text:p>
        </text:list-item>
        <text:list-item>
          <text:p text:style-name="P53"><text:span text:style-name="T14">Un événement qui contient une seule issue est dit </text:span><text:span text:style-name="T20">élémentaire</text:span><text:span text:style-name="T14">.<text:line-break/></text:span><text:span text:style-name="T16">Ex :</text:span><text:span text:style-name="T14"> C : « </text:span><text:span text:style-name="T26">Le résultat est</text:span><text:span text:style-name="T14"> un 5 ». C = </text:span><text:span text:style-name="T59">{5}.</text:span></text:p>
        </text:list-item>
        <text:list-item>
          <text:p text:style-name="P53"><text:span text:style-name="T14">Un événement qui contient toutes les issues est dit </text:span><text:span text:style-name="T20">certain</text:span><text:span text:style-name="T14">.<text:line-break/></text:span><text:span text:style-name="T16">Ex :</text:span><text:span text:style-name="T14"> D : « </text:span><text:span text:style-name="T26">Le résultat est un nombre</text:span><text:span text:style-name="T14"> positif ». D = </text:span><text:span text:style-name="T62">Ω</text:span><text:span text:style-name="T59">.</text:span></text:p>
        </text:list-item>
        <text:list-item>
          <text:p text:style-name="P54"><text:span text:style-name="T14">Un événement qui </text:span><text:span text:style-name="T23">ne </text:span><text:span text:style-name="T14">contient </text:span><text:span text:style-name="T23">aucune </text:span><text:span text:style-name="T14">issue est dit </text:span><text:span text:style-name="T21">impossible</text:span><text:span text:style-name="T14">.<text:line-break/></text:span><text:span text:style-name="T16">Ex :</text:span><text:span text:style-name="T14"> </text:span><text:span text:style-name="T23">E</text:span><text:span text:style-name="T14"> : « </text:span><text:span text:style-name="T26">Le résultat est</text:span><text:span text:style-name="T14"> un </text:span><text:span text:style-name="T23">10</text:span><text:span text:style-name="T14"> ». </text:span><text:span text:style-name="T23">E</text:span><text:span text:style-name="T14"> = </text:span><text:span text:style-name="T63">Ø</text:span><text:span text:style-name="T59">.</text:span></text:p>
        </text:list-item>
        <text:list-item>
          <text:p text:style-name="P51"><text:span text:style-name="T23">On note A </text:span><text:span text:style-name="T35">∪</text:span> <text:span text:style-name="T34">B l'événement « Le résultat est un nombre pair </text:span><text:span text:style-name="T28">OU</text:span><text:span text:style-name="T34"> un multiple de 3 » : <text:s/></text:span><text:span text:style-name="T23">A </text:span><text:span text:style-name="T35">∪</text:span><text:span text:style-name="T34"> B = </text:span><text:span text:style-name="T60">{2 ; 3 ; 4 ; 6}.</text:span><text:span text:style-name="T15"><text:line-break/></text:span><text:span text:style-name="T23">On note A </text:span><text:span text:style-name="T38">∩</text:span><text:span text:style-name="T15"> </text:span><text:span text:style-name="T23">B l'événement « </text:span><text:span text:style-name="T26">L</text:span><text:span text:style-name="T23">e résultat est un nombre pair </text:span><text:span text:style-name="T18">ET</text:span><text:span text:style-name="T23"> un multiple de 3 » : <text:s/>A </text:span><text:span text:style-name="T38">∩</text:span><text:span text:style-name="T23"> B = </text:span><text:span text:style-name="T60">{6}.</text:span></text:p>
        </text:list-item>
        <text:list-item>
          <text:p text:style-name="P50"><text:span text:style-name="T15">D</text:span><text:span text:style-name="T24">eux événements qui n'ont pas d'issue en commun sont dits </text:span><text:span text:style-name="T22">incompatibles</text:span><text:span text:style-name="T24"> ou </text:span><text:span text:style-name="T22">disjoints</text:span><text:span text:style-name="T24">.<text:line-break/></text:span><text:span text:style-name="T19">Ex :</text:span><text:span text:style-name="T24"> On ne peut avoir A et C en même temps : A </text:span><text:span text:style-name="T39">∩</text:span> <text:span text:style-name="T41">C = </text:span><text:span text:style-name="T63">Ø</text:span><text:span text:style-name="T51">.</text:span></text:p>
        </text:list-item>
        <text:list-item>
          <text:p text:style-name="P50"><draw:frame text:anchor-type="paragraph" draw:z-index="34" draw:style-name="gr28" draw:text-style-name="P79" svg:width="5.583cm" svg:height="1.463cm" svg:x="13.402cm" svg:y="2.963cm"><draw:text-box><text:p><text:span text:style-name="T85">p348 : 30, 31, 36, 38</text:span></text:p><text:p><text:span text:style-name="T85">p350 : 47, 49, 51</text:span></text:p></draw:text-box></draw:frame><text:span text:style-name="T4">L</text:span><text:span text:style-name="T6">'événement </text:span><text:span text:style-name="T5">contraire</text:span><text:span text:style-name="T6"> de l'événement A, noté </text:span><text:span text:style-name="T6"><draw:frame draw:style-name="fr1" draw:name="Objet1" text:anchor-type="as-char" svg:width="0.709cm" svg:height="0.766cm" draw:z-index="0"><draw:object xlink:href="./Object 1" xlink:type="simple" xlink:show="embed" xlink:actuate="onLoad"/><draw:image xlink:href="./ObjectReplacements/Object 1" xlink:type="simple" xlink:show="embed" xlink:actuate="onLoad"/></draw:frame></text:span><text:span text:style-name="T6"><text:s/>contient tous les éléments de </text:span><text:span text:style-name="T3">Ω </text:span><text:span text:style-name="T6">qui n'appartiennent pas à A : A </text:span><text:span text:style-name="T39">∩</text:span> <draw:frame draw:style-name="fr1" draw:name="Objet2" text:anchor-type="as-char" svg:width="0.709cm" svg:height="0.766cm" draw:z-index="1"><draw:object xlink:href="./Object 2" xlink:type="simple" xlink:show="embed" xlink:actuate="onLoad"/><draw:image xlink:href="./ObjectReplacements/Object 2" xlink:type="simple" xlink:show="embed" xlink:actuate="onLoad"/><svg:desc>formule</svg:desc></draw:frame><text:span text:style-name="T41"><text:s/>= </text:span><text:span text:style-name="T63">Ø</text:span><text:span text:style-name="T4"> ; <text:s/></text:span><text:span text:style-name="T6">A </text:span><text:span text:style-name="T36">∪</text:span><text:span text:style-name="T4"> </text:span><text:span text:style-name="T4"><draw:frame draw:style-name="fr1" draw:name="Objet3" text:anchor-type="as-char" svg:width="0.709cm" svg:height="0.766cm" draw:z-index="2"><draw:object xlink:href="./Object 3" xlink:type="simple" xlink:show="embed" xlink:actuate="onLoad"/><draw:image xlink:href="./ObjectReplacements/Object 3" xlink:type="simple" xlink:show="embed" xlink:actuate="onLoad"/><svg:desc>formule</svg:desc></draw:frame></text:span><text:span text:style-name="T6"><text:s/>= </text:span><text:span text:style-name="T62">Ω.</text:span><text:span text:style-name="T3"><text:line-break/></text:span><text:span text:style-name="T6">Ex : </text:span><text:span text:style-name="T6"><draw:frame draw:style-name="fr1" draw:name="Objet4" text:anchor-type="as-char" svg:width="0.709cm" svg:height="0.766cm" draw:z-index="3"><draw:object xlink:href="./Object 4" xlink:type="simple" xlink:show="embed" xlink:actuate="onLoad"/><draw:image xlink:href="./ObjectReplacements/Object 4" xlink:type="simple" xlink:show="embed" xlink:actuate="onLoad"/><svg:desc>formule</svg:desc></draw:frame></text:span><text:span text:style-name="T6"><text:s/>est l'événement </text:span><text:span text:style-name="T64">« </text:span><text:span text:style-name="T69">Le résultat est</text:span><text:span text:style-name="T64"> impair »</text:span><text:span text:style-name="T52"> : </text:span><text:span text:style-name="T52"><draw:frame draw:style-name="fr1" draw:name="Objet5" text:anchor-type="as-char" svg:width="0.709cm" svg:height="0.766cm" draw:z-index="4"><draw:object xlink:href="./Object 5" xlink:type="simple" xlink:show="embed" xlink:actuate="onLoad"/><draw:image xlink:href="./ObjectReplacements/Object 5" xlink:type="simple" xlink:show="embed" xlink:actuate="onLoad"/><svg:desc>formule</svg:desc></draw:frame></text:span><text:span text:style-name="T52"><text:s/>= </text:span><text:span text:style-name="T64">{1 ; 3 ; 5}.</text:span></text:p>
        </text:list-item>
      </text:list>
      <text:list xml:id="list205547217889866" text:continue-list="list107141048" text:style-name="tfNum_20_I_29_">
        <text:list-item>
          <text:p text:style-name="P55">Probabilité d'un événement</text:p>
        </text:list-item>
      </text:list>
      <text:list xml:id="list4249727983" text:style-name="tfNum_20_1_29_">
        <text:list-item>
          <text:p text:style-name="tfTitre_20_1_29_">Loi de probabilité</text:p>
        </text:list-item>
      </text:list>
      <text:list xml:id="list205546471279115" text:continue-list="list229686998" text:style-name="tfPuce">
        <text:list-item>
          <text:p text:style-name="P47">La probabilité d'un événement est un nombre compris entre 0 et 1 qui mesure la chance que cet événement a d'être réalisé.</text:p>
        </text:list-item>
        <text:list-item>
          <text:p text:style-name="P47">Préciser la loi de probabilité d'une expérience, c'est associer à chaque événement élémentaire sa probabilité.<text:line-break/><text:span text:style-name="T27">Ex :</text:span> Avec un dé équilibré :</text:p>
        </text:list-item>
      </text:list>
      <table:table table:name="Tableau1" table:style-name="Tableau1">
        <table:table-column table:style-name="Tableau1.A"/>
        <table:table-column table:style-name="Tableau1.B" table:number-columns-repeated="6"/>
        <table:table-row>
          <table:table-cell table:style-name="Tableau1.A1" office:value-type="string">
            <text:p text:style-name="P33">événement</text:p>
          </table:table-cell>
          <table:table-cell table:style-name="Tableau1.A1" office:value-type="string">
            <text:p text:style-name="P34">{1}</text:p>
          </table:table-cell>
          <table:table-cell table:style-name="Tableau1.A1" office:value-type="string">
            <text:p text:style-name="P34">{2}</text:p>
          </table:table-cell>
          <table:table-cell table:style-name="Tableau1.A1" office:value-type="string">
            <text:p text:style-name="P34">{3}</text:p>
          </table:table-cell>
          <table:table-cell table:style-name="Tableau1.A1" office:value-type="string">
            <text:p text:style-name="P34">{4}</text:p>
          </table:table-cell>
          <table:table-cell table:style-name="Tableau1.A1" office:value-type="string">
            <text:p text:style-name="P34">{5}</text:p>
          </table:table-cell>
          <table:table-cell table:style-name="Tableau1.G1" office:value-type="string">
            <text:p text:style-name="P34">{6}</text:p>
          </table:table-cell>
        </table:table-row>
        <table:table-row>
          <table:table-cell table:style-name="Tableau1.A2" office:value-type="string">
            <text:p text:style-name="P33">probabilité</text:p>
          </table:table-cell>
          <table:table-cell table:style-name="Tableau1.A2" office:value-type="string">
            <text:p text:style-name="P34"><draw:frame draw:style-name="fr1" draw:name="Objet6" text:anchor-type="as-char" svg:width="0.654cm" svg:height="1.499cm" draw:z-index="5"><draw:object xlink:href="./Object 6" xlink:type="simple" xlink:show="embed" xlink:actuate="onLoad"/><draw:image xlink:href="./ObjectReplacements/Object 6" xlink:type="simple" xlink:show="embed" xlink:actuate="onLoad"/></draw:frame></text:p>
          </table:table-cell>
          <table:table-cell table:style-name="Tableau1.A2" office:value-type="string">
            <text:p text:style-name="P35"><draw:frame draw:style-name="fr1" draw:name="Objet7" text:anchor-type="as-char" svg:width="0.654cm" svg:height="1.499cm" draw:z-index="40"><draw:object xlink:href="./Object 7" xlink:type="simple" xlink:show="embed" xlink:actuate="onLoad"/><draw:image xlink:href="./ObjectReplacements/Object 7" xlink:type="simple" xlink:show="embed" xlink:actuate="onLoad"/><svg:desc>formule</svg:desc></draw:frame></text:p>
          </table:table-cell>
          <table:table-cell table:style-name="Tableau1.A2" office:value-type="string">
            <text:p text:style-name="P35"><draw:frame draw:style-name="fr1" draw:name="Objet8" text:anchor-type="as-char" svg:width="0.654cm" svg:height="1.499cm" draw:z-index="41"><draw:object xlink:href="./Object 8" xlink:type="simple" xlink:show="embed" xlink:actuate="onLoad"/><draw:image xlink:href="./ObjectReplacements/Object 8" xlink:type="simple" xlink:show="embed" xlink:actuate="onLoad"/><svg:desc>formule</svg:desc></draw:frame></text:p>
          </table:table-cell>
          <table:table-cell table:style-name="Tableau1.A2" office:value-type="string">
            <text:p text:style-name="P35"><draw:frame draw:style-name="fr1" draw:name="Objet9" text:anchor-type="as-char" svg:width="0.654cm" svg:height="1.499cm" draw:z-index="42"><draw:object xlink:href="./Object 9" xlink:type="simple" xlink:show="embed" xlink:actuate="onLoad"/><draw:image xlink:href="./ObjectReplacements/Object 9" xlink:type="simple" xlink:show="embed" xlink:actuate="onLoad"/><svg:desc>formule</svg:desc></draw:frame></text:p>
          </table:table-cell>
          <table:table-cell table:style-name="Tableau1.A2" office:value-type="string">
            <text:p text:style-name="P35"><draw:frame draw:style-name="fr1" draw:name="Objet10" text:anchor-type="as-char" svg:width="0.654cm" svg:height="1.499cm" draw:z-index="43"><draw:object xlink:href="./Object 10" xlink:type="simple" xlink:show="embed" xlink:actuate="onLoad"/><draw:image xlink:href="./ObjectReplacements/Object 10" xlink:type="simple" xlink:show="embed" xlink:actuate="onLoad"/><svg:desc>formule</svg:desc></draw:frame></text:p>
          </table:table-cell>
          <table:table-cell table:style-name="Tableau1.G2" office:value-type="string">
            <text:p text:style-name="P35"><draw:frame draw:style-name="fr1" draw:name="Objet11" text:anchor-type="as-char" svg:width="0.654cm" svg:height="1.499cm" draw:z-index="44"><draw:object xlink:href="./Object 11" xlink:type="simple" xlink:show="embed" xlink:actuate="onLoad"/><draw:image xlink:href="./ObjectReplacements/Object 11" xlink:type="simple" xlink:show="embed" xlink:actuate="onLoad"/><svg:desc>formule</svg:desc></draw:frame></text:p>
          </table:table-cell>
        </table:table-row>
      </table:table>
      <text:p text:style-name="P2"/>
      <text:list xml:id="list205545974422059" text:continue-list="list4249727983" text:style-name="tfNum_20_1_29_">
        <text:list-item>
          <text:p text:style-name="P57">Propriétés générales</text:p>
        </text:list-item>
      </text:list>
      <text:list xml:id="list205547559188903" text:continue-list="list205546471279115" text:style-name="tfPuce">
        <text:list-item>
          <text:p text:style-name="P44"><text:span text:style-name="T42">La probabilité d'un événement est la somme des probabilités des événements élémentaires qui le constituent.<text:line-break/></text:span><text:span text:style-name="T29">Ex :</text:span><text:span text:style-name="T42"> Avec un dé équilibré et les événements du I)<text:line-break/>A = {2 ; 4 ; 6} donc p(A) = </text:span><text:span text:style-name="T70">p({2}) + p({4}) + p({6}) = </text:span><text:span text:style-name="T70"><draw:frame draw:style-name="fr1" draw:name="Objet12" text:anchor-type="as-char" svg:width="2.438cm" svg:height="1.499cm" draw:z-index="6"><draw:object xlink:href="./Object 12" xlink:type="simple" xlink:show="embed" xlink:actuate="onLoad"/><draw:image xlink:href="./ObjectReplacements/Object 12" xlink:type="simple" xlink:show="embed" xlink:actuate="onLoad"/><svg:desc>formule</svg:desc></draw:frame></text:span><text:span text:style-name="T70"><text:s/>= </text:span><text:span text:style-name="T70"><draw:frame draw:style-name="fr2" draw:name="Objet13" text:anchor-type="as-char" svg:width="0.667cm" svg:height="1.499cm" draw:z-index="7"><draw:object xlink:href="./Object 14" xlink:type="simple" xlink:show="embed" xlink:actuate="onLoad"/><draw:image xlink:href="./ObjectReplacements/Object 14" xlink:type="simple" xlink:show="embed" xlink:actuate="onLoad"/><svg:desc>formule</svg:desc></draw:frame></text:span></text:p>
        </text:list-item>
        <text:list-item>
          <text:p text:style-name="P48">La somme des probabilités des événements élémentaires est toujours égale à 1.<text:line-break/><text:span text:style-name="T27">Ex :</text:span> <text:span text:style-name="T42">p(</text:span><text:span text:style-name="T2">Ω</text:span><text:span text:style-name="T42">) = </text:span><text:span text:style-name="T70">p({</text:span><text:span text:style-name="T58">1</text:span><text:span text:style-name="T70">}) + p({</text:span><text:span text:style-name="T58">2</text:span><text:span text:style-name="T70">}) + ... </text:span><text:span text:style-name="T58">+</text:span><text:span text:style-name="T70"> p({6}) = </text:span><text:span text:style-name="T70"><draw:frame draw:style-name="fr1" draw:name="Objet14" text:anchor-type="as-char" svg:width="1.513cm" svg:height="1.499cm" draw:z-index="8"><draw:object xlink:href="./Object 15" xlink:type="simple" xlink:show="embed" xlink:actuate="onLoad"/><draw:image xlink:href="./ObjectReplacements/Object 15" xlink:type="simple" xlink:show="embed" xlink:actuate="onLoad"/><svg:desc>formule</svg:desc></draw:frame></text:span><text:span text:style-name="T70"><text:s/>= </text:span><text:span text:style-name="T58">1</text:span></text:p>
        </text:list-item>
        <text:list-item>
          <text:p text:style-name="P45"><draw:frame text:anchor-type="paragraph" draw:z-index="35" draw:style-name="gr29" draw:text-style-name="P79" svg:width="4.631cm" svg:height="4.384cm" svg:x="14.355cm" svg:y="0.771cm"><draw:text-box><text:p><text:span text:style-name="T85">p348 : 32, 33, 34</text:span></text:p><text:p><text:span text:style-name="T85">p349 : 39, 40, 42</text:span></text:p><text:p><text:span text:style-name="T85">p351 : 55, 56</text:span></text:p><text:p><text:span text:style-name="T85">p352 : 61 à 65</text:span></text:p><text:p><text:span text:style-name="T85">p354 : 75, 76</text:span></text:p><text:p><text:span text:style-name="T85">p355 : 80</text:span></text:p></draw:text-box></draw:frame><text:span text:style-name="T43">p(A </text:span><text:span text:style-name="T37">∪</text:span> <text:span text:style-name="T43">B) = p(A) + p(B) –</text:span> <text:span text:style-name="T43">p(A </text:span><text:span text:style-name="T40">∩</text:span> <text:span text:style-name="T43">B)<text:line-break/></text:span><text:span text:style-name="T30">Ex :</text:span><text:span text:style-name="T43"> p(A </text:span><text:span text:style-name="T37">∪</text:span><text:span text:style-name="T43"> B) =</text:span><text:span text:style-name="T53"> </text:span><text:span text:style-name="T53"><draw:frame draw:style-name="fr1" draw:name="Objet15" text:anchor-type="as-char" svg:width="2.628cm" svg:height="1.499cm" draw:z-index="9"><draw:object xlink:href="./Object 16" xlink:type="simple" xlink:show="embed" xlink:actuate="onLoad"/><draw:image xlink:href="./ObjectReplacements/Object 16" xlink:type="simple" xlink:show="embed" xlink:actuate="onLoad"/><svg:desc>formule</svg:desc></draw:frame></text:span><text:span text:style-name="T53"><text:s/>= </text:span><text:span text:style-name="T53"><draw:frame draw:style-name="fr1" draw:name="Objet17" text:anchor-type="as-char" svg:width="2.635cm" svg:height="1.499cm" draw:z-index="45"><draw:object xlink:href="./Object 18" xlink:type="simple" xlink:show="embed" xlink:actuate="onLoad"/><draw:image xlink:href="./ObjectReplacements/Object 18" xlink:type="simple" xlink:show="embed" xlink:actuate="onLoad"/><svg:desc>formule</svg:desc></draw:frame></text:span><text:span text:style-name="T53"><text:s/>= </text:span><text:span text:style-name="T53"><draw:frame draw:style-name="fr2" draw:name="Objet16" text:anchor-type="as-char" svg:width="0.667cm" svg:height="1.499cm" draw:z-index="10"><draw:object xlink:href="./Object 17" xlink:type="simple" xlink:show="embed" xlink:actuate="onLoad"/><draw:image xlink:href="./ObjectReplacements/Object 17" xlink:type="simple" xlink:show="embed" xlink:actuate="onLoad"/><svg:desc>formule</svg:desc></draw:frame></text:span></text:p>
        </text:list-item>
        <text:list-item>
          <text:p text:style-name="P46"><text:span text:style-name="T43">p(</text:span><text:span text:style-name="T43"><draw:frame draw:style-name="fr1" draw:name="Objet18" text:anchor-type="as-char" svg:width="0.709cm" svg:height="0.766cm" draw:z-index="12"><draw:object xlink:href="./Object 19" xlink:type="simple" xlink:show="embed" xlink:actuate="onLoad"/><draw:image xlink:href="./ObjectReplacements/Object 19" xlink:type="simple" xlink:show="embed" xlink:actuate="onLoad"/></draw:frame></text:span><text:span text:style-name="T43">) = 1 –</text:span> <text:span text:style-name="T43">p(A)<text:line-break/></text:span><text:span text:style-name="T30">Ex :</text:span><text:span text:style-name="T43"> p(</text:span><text:span text:style-name="T43"><draw:frame draw:style-name="fr1" draw:name="Objet19" text:anchor-type="as-char" svg:width="0.709cm" svg:height="0.766cm" draw:z-index="13"><draw:object xlink:href="./Object 20" xlink:type="simple" xlink:show="embed" xlink:actuate="onLoad"/><draw:image xlink:href="./ObjectReplacements/Object 20" xlink:type="simple" xlink:show="embed" xlink:actuate="onLoad"/><svg:desc>formule</svg:desc></draw:frame></text:span><text:span text:style-name="T43">) =</text:span><text:span text:style-name="T53"> </text:span><text:span text:style-name="T53"><draw:frame draw:style-name="fr1" draw:name="Objet20" text:anchor-type="as-char" svg:width="1.499cm" svg:height="1.499cm" draw:z-index="14"><draw:object xlink:href="./Object 21" xlink:type="simple" xlink:show="embed" xlink:actuate="onLoad"/><draw:image xlink:href="./ObjectReplacements/Object 21" xlink:type="simple" xlink:show="embed" xlink:actuate="onLoad"/></draw:frame></text:span><text:span text:style-name="T53"><text:s/>= </text:span><text:span text:style-name="T53"><draw:frame draw:style-name="fr2" draw:name="Objet21" text:anchor-type="as-char" svg:width="0.667cm" svg:height="1.499cm" draw:z-index="15"><draw:object xlink:href="./Object 22" xlink:type="simple" xlink:show="embed" xlink:actuate="onLoad"/><draw:image xlink:href="./ObjectReplacements/Object 22" xlink:type="simple" xlink:show="embed" xlink:actuate="onLoad"/><svg:desc>formule</svg:desc></draw:frame></text:span></text:p>
        </text:list-item>
      </text:list>
      <text:p text:style-name="P3"/>
      <text:list xml:id="list205546677085431" text:continue-list="list205545974422059" text:style-name="tfNum_20_1_29_">
        <text:list-item>
          <text:p text:style-name="P58">Cas de l'équiprobabilité</text:p>
        </text:list-item>
      </text:list>
      <text:list xml:id="list205547129621156" text:continue-list="list205547559188903" text:style-name="tfPuce">
        <text:list-item>
          <text:p text:style-name="P46"><text:span text:style-name="T44">Si les issues sont équiprobables alors : </text:span><text:span text:style-name="T44"><draw:frame draw:style-name="fr1" draw:name="Objet22" text:anchor-type="as-char" svg:width="7.862cm" svg:height="1.52cm" draw:z-index="16"><draw:object xlink:href="./Object 23" xlink:type="simple" xlink:show="embed" xlink:actuate="onLoad"/><draw:image xlink:href="./ObjectReplacements/Object 23" xlink:type="simple" xlink:show="embed" xlink:actuate="onLoad"/></draw:frame></text:span><text:span text:style-name="T44"><text:line-break/></text:span><text:span text:style-name="T31">Ex :</text:span><text:span text:style-name="T44"> A = {2 ; 4 ; 6} donc p(A) =</text:span><text:span text:style-name="T54"> </text:span><text:span text:style-name="T54"><draw:frame draw:style-name="fr1" draw:name="Objet23" text:anchor-type="as-char" svg:width="0.654cm" svg:height="1.499cm" draw:z-index="17"><draw:object xlink:href="./Object 24" xlink:type="simple" xlink:show="embed" xlink:actuate="onLoad"/><draw:image xlink:href="./ObjectReplacements/Object 24" xlink:type="simple" xlink:show="embed" xlink:actuate="onLoad"/></draw:frame></text:span><text:span text:style-name="T54"><text:s/>= </text:span><text:span text:style-name="T54"><draw:frame draw:style-name="fr1" draw:name="Objet24" text:anchor-type="as-char" svg:width="0.667cm" svg:height="1.499cm" draw:z-index="18"><draw:object xlink:href="./Object 25" xlink:type="simple" xlink:show="embed" xlink:actuate="onLoad"/><draw:image xlink:href="./ObjectReplacements/Object 25" xlink:type="simple" xlink:show="embed" xlink:actuate="onLoad"/></draw:frame></text:span></text:p>
        </text:list-item>
      </text:list>
      <text:list xml:id="list205547047974352" text:continue-list="list205547217889866" text:style-name="tfNum_20_I_29_">
        <text:list-item>
          <text:p text:style-name="P55">Dans les exercices</text:p>
        </text:list-item>
      </text:list>
      <text:list xml:id="list205547233747238" text:continue-list="list205546677085431" text:style-name="tfNum_20_1_29_">
        <text:list-item text:start-value="1">
          <text:p text:style-name="tfTitre_20_1_29_">Tableau (+ Attention au choix de l'univers)</text:p>
        </text:list-item>
      </text:list>
      <text:p text:style-name="P4"><text:span text:style-name="T27">Ex :</text:span> On lance 2 dés tétraédriques (faces de 1 à 4) et on appelle A l'événement « la somme obtenue est 4 ».</text:p>
      <text:p text:style-name="P4"><text:span text:style-name="T45">1) </text:span>Écrire l'univers <text:span text:style-name="T7">Ω </text:span><text:span text:style-name="T2">et l'événement A sous forme d'ensembles</text:span></text:p>
      <text:p text:style-name="P4"><text:span text:style-name="T8">2) </text:span><text:span text:style-name="T2">Calculer p(A)</text:span></text:p>
      <text:p text:style-name="P4"/>
      <text:p text:style-name="P12">Solution fausse :</text:p>
      <text:p text:style-name="P6">1) <text:span text:style-name="T7">Ω </text:span><text:span text:style-name="T2">= {2 ; 3 ; 4 ; 5 ; 6 ; 7 ; 8} et A = {4}</text:span></text:p>
      <text:p text:style-name="P22"/>
      <table:table table:name="Tableau4" table:style-name="Tableau4">
        <table:table-column table:style-name="Tableau4.A"/>
        <table:table-column table:style-name="Tableau4.B"/>
        <table:table-row>
          <table:table-cell table:style-name="Tableau4.A1" office:value-type="string">
            <text:p text:style-name="P23"><draw:line text:anchor-type="paragraph" draw:z-index="20" draw:style-name="gr2" draw:text-style-name="P61" svg:x1="11.074cm" svg:y1="0.769cm" svg:x2="9.645cm" svg:y2="0.776cm"><text:p/></draw:line>2) <draw:frame draw:style-name="fr1" draw:name="Objet37" text:anchor-type="as-char" svg:width="8.767cm" svg:height="1.52cm" draw:z-index="46"><draw:object xlink:href="./Object 37" xlink:type="simple" xlink:show="embed" xlink:actuate="onLoad"/><draw:image xlink:href="./ObjectReplacements/Object 37" xlink:type="simple" xlink:show="embed" xlink:actuate="onLoad"/><svg:desc>formule</svg:desc></draw:frame></text:p>
          </table:table-cell>
          <table:table-cell table:style-name="Tableau4.B1" office:value-type="string">
            <text:p text:style-name="P14"><text:span text:style-name="T50">faux car les issues ne </text:span><text:span text:style-name="T55">sont pas équiprobables !</text:span></text:p>
          </table:table-cell>
        </table:table-row>
      </table:table>
      <text:p text:style-name="P22"/>
      <text:p text:style-name="P5"/>
      <text:p text:style-name="P12">Solution juste :</text:p>
      <text:p text:style-name="P6">1) Faisons un tableau :</text:p>
      <table:table table:name="Tableau2" table:style-name="Tableau2">
        <table:table-column table:style-name="Tableau2.A" table:number-columns-repeated="5"/>
        <table:table-row>
          <table:table-cell table:style-name="Tableau2.A1" office:value-type="string">
            <text:p text:style-name="P36"><draw:custom-shape text:anchor-type="char" draw:z-index="11" draw:style-name="gr1" draw:text-style-name="P60" svg:width="4.836cm" svg:height="0.715cm" draw:transform="rotate (0.523598775598299) translate (1.635125cm 3.21380555555556cm)"><text:p/><draw:enhanced-geometry svg:viewBox="0 0 21600 21600" draw:path-stretchpoint-x="10800" draw:path-stretchpoint-y="10800" draw:text-areas="?f3 ?f4 ?f5 ?f6" draw:type="round-rectangle" draw:modifiers="108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47">dé 2</text:span> <text:span text:style-name="T46">dé 1</text:span></text:p>
          </table:table-cell>
          <table:table-cell table:style-name="Tableau2.A1" office:value-type="string">
            <text:p text:style-name="P36">1</text:p>
          </table:table-cell>
          <table:table-cell table:style-name="Tableau2.A1" office:value-type="string">
            <text:p text:style-name="P36">2</text:p>
          </table:table-cell>
          <table:table-cell table:style-name="Tableau2.A1" office:value-type="string">
            <text:p text:style-name="P36">3</text:p>
          </table:table-cell>
          <table:table-cell table:style-name="Tableau2.E1" office:value-type="string">
            <text:p text:style-name="P36">4</text:p>
          </table:table-cell>
        </table:table-row>
        <table:table-row>
          <table:table-cell table:style-name="Tableau2.A2" office:value-type="string">
            <text:p text:style-name="P36">1</text:p>
          </table:table-cell>
          <table:table-cell table:style-name="Tableau2.B4" office:value-type="string">
            <text:p text:style-name="P39">2</text:p>
          </table:table-cell>
          <table:table-cell table:style-name="Tableau2.C2" office:value-type="string">
            <text:p text:style-name="P39">3</text:p>
          </table:table-cell>
          <table:table-cell table:style-name="Tableau2.D2" office:value-type="string">
            <text:p text:style-name="P39">4</text:p>
          </table:table-cell>
          <table:table-cell table:style-name="Tableau2.E2" office:value-type="string">
            <text:p text:style-name="P39">5</text:p>
          </table:table-cell>
        </table:table-row>
        <table:table-row>
          <table:table-cell table:style-name="Tableau2.A2" office:value-type="string">
            <text:p text:style-name="P36">2</text:p>
          </table:table-cell>
          <table:table-cell table:style-name="Tableau2.B4" office:value-type="string">
            <text:p text:style-name="P39">3</text:p>
          </table:table-cell>
          <table:table-cell table:style-name="Tableau2.C3" office:value-type="string">
            <text:p text:style-name="P39">4</text:p>
          </table:table-cell>
          <table:table-cell table:style-name="Tableau2.D3" office:value-type="string">
            <text:p text:style-name="P39">5</text:p>
          </table:table-cell>
          <table:table-cell table:style-name="Tableau2.E3" office:value-type="string">
            <text:p text:style-name="P39">6</text:p>
          </table:table-cell>
        </table:table-row>
        <table:table-row>
          <table:table-cell table:style-name="Tableau2.A2" office:value-type="string">
            <text:p text:style-name="P36">3</text:p>
          </table:table-cell>
          <table:table-cell table:style-name="Tableau2.B4" office:value-type="string">
            <text:p text:style-name="P39">4</text:p>
          </table:table-cell>
          <table:table-cell table:style-name="Tableau2.C4" office:value-type="string">
            <text:p text:style-name="P39">5</text:p>
          </table:table-cell>
          <table:table-cell table:style-name="Tableau2.D4" office:value-type="string">
            <text:p text:style-name="P39">6</text:p>
          </table:table-cell>
          <table:table-cell table:style-name="Tableau2.E4" office:value-type="string">
            <text:p text:style-name="P39">7</text:p>
          </table:table-cell>
        </table:table-row>
        <table:table-row table:style-name="Tableau2.5">
          <table:table-cell table:style-name="Tableau2.A2" office:value-type="string">
            <text:p text:style-name="P36">4</text:p>
          </table:table-cell>
          <table:table-cell table:style-name="Tableau2.B5" office:value-type="string">
            <text:p text:style-name="P39">5</text:p>
          </table:table-cell>
          <table:table-cell table:style-name="Tableau2.C5" office:value-type="string">
            <text:p text:style-name="P39">6</text:p>
          </table:table-cell>
          <table:table-cell table:style-name="Tableau2.D5" office:value-type="string">
            <text:p text:style-name="P39">7</text:p>
          </table:table-cell>
          <table:table-cell table:style-name="Tableau2.E5" office:value-type="string">
            <text:p text:style-name="P39">8</text:p>
          </table:table-cell>
        </table:table-row>
      </table:table>
      <text:p text:style-name="P6"/>
      <text:p text:style-name="P7"><text:span text:style-name="T7">Ω </text:span><text:span text:style-name="T2">= </text:span><text:span text:style-name="T61">{</text:span><text:span text:style-name="T65">(1;1) ; (1;2) ; (1;3) ; ... ; (4;2) ; (4;3) ; (4;4)</text:span><text:span text:style-name="T61">}</text:span></text:p>
      <text:p text:style-name="P7"><text:span text:style-name="T2">et A = </text:span><text:span text:style-name="T61">{</text:span><text:span text:style-name="T65">(1;3) ; (2;2) ; (3;1)</text:span><text:span text:style-name="T61">}</text:span></text:p>
      <text:p text:style-name="P21"/>
      <text:p text:style-name="P20">2) Les issues sont équiprobables</text:p>
      <text:p text:style-name="P8"><text:span text:style-name="T2">donc </text:span><text:span text:style-name="T2"><draw:frame draw:style-name="fr1" draw:name="Objet26" text:anchor-type="as-char" svg:width="9.081cm" svg:height="1.52cm" draw:z-index="19"><draw:object xlink:href="./Object 26" xlink:type="simple" xlink:show="embed" xlink:actuate="onLoad"/><draw:image xlink:href="./ObjectReplacements/Object 26" xlink:type="simple" xlink:show="embed" xlink:actuate="onLoad"/></draw:frame></text:span></text:p>
      <text:p text:style-name="P15"><draw:frame text:anchor-type="paragraph" draw:z-index="36" draw:style-name="gr30" draw:text-style-name="P79" svg:width="4.381cm" svg:height="1.463cm" svg:x="14.619cm" svg:y="2.955cm"><draw:text-box><text:p><text:span text:style-name="T85">p356 : 84, 88</text:span></text:p><text:p><text:span text:style-name="T85">p361 : Bilan2</text:span></text:p></draw:text-box></draw:frame></text:p>
      <text:list xml:id="list205546383518171" text:continue-numbering="true" text:style-name="tfNum_20_1_29_">
        <text:list-item>
          <text:p text:style-name="P59">A<text:span text:style-name="T48">rbre</text:span></text:p>
        </text:list-item>
      </text:list>
      <text:p text:style-name="P16"><text:span text:style-name="T27">Ex :</text:span> On s'intéresse aux familles de 3 enfants.</text:p>
      <text:p text:style-name="P41">1) On appelle A l'événement « Il y a au moins 2 filles à la suite ». Déterminer p(A).</text:p>
      <text:p text:style-name="P42">2) Énoncer <draw:frame draw:style-name="fr1" draw:name="Objet27" text:anchor-type="as-char" svg:width="0.709cm" svg:height="0.766cm" draw:z-index="22"><draw:object xlink:href="./Object 29" xlink:type="simple" xlink:show="embed" xlink:actuate="onLoad"/><draw:image xlink:href="./ObjectReplacements/Object 29" xlink:type="simple" xlink:show="embed" xlink:actuate="onLoad"/><svg:desc>formule</svg:desc></draw:frame><text:s/>à l'aide d'une phrase puis calculer p(<draw:frame draw:style-name="fr1" draw:name="Objet28" text:anchor-type="as-char" svg:width="0.709cm" svg:height="0.766cm" draw:z-index="23"><draw:object xlink:href="./Object 30" xlink:type="simple" xlink:show="embed" xlink:actuate="onLoad"/><draw:image xlink:href="./ObjectReplacements/Object 30" xlink:type="simple" xlink:show="embed" xlink:actuate="onLoad"/><svg:desc>formule</svg:desc></draw:frame>).</text:p>
      <text:p text:style-name="P42">3) On appelle B l'événement « Tous les enfants sont du même sexe ».<text:line-break/>Exprimer en fonction de A et de B les événements :<text:line-break/>C : « Il n'y a que des filles » et D : « Il n'y a que des garçons ».</text:p>
      <text:p text:style-name="P16"/>
      <text:p text:style-name="P17"><draw:g text:anchor-type="paragraph" draw:z-index="21" draw:style-name="gr3"><draw:frame draw:style-name="gr4" draw:text-style-name="P63" svg:width="0.807cm" svg:height="0.821cm" svg:x="5.601cm" svg:y="4.229cm"><draw:text-box><text:p text:style-name="P62"><text:span text:style-name="T75">F</text:span></text:p></draw:text-box></draw:frame><draw:frame draw:style-name="gr5" draw:text-style-name="P63" svg:width="0.89cm" svg:height="0.821cm" svg:x="6.601cm" svg:y="4.229cm"><draw:text-box><text:p text:style-name="P62"><text:span text:style-name="T75">G</text:span></text:p></draw:text-box></draw:frame><draw:frame draw:style-name="gr4" draw:text-style-name="P63" svg:width="0.807cm" svg:height="0.821cm" svg:x="7.613cm" svg:y="4.229cm"><draw:text-box><text:p text:style-name="P62"><text:span text:style-name="T75">F</text:span></text:p></draw:text-box></draw:frame><draw:frame draw:style-name="gr5" draw:text-style-name="P63" svg:width="0.89cm" svg:height="0.821cm" svg:x="8.613cm" svg:y="4.229cm"><draw:text-box><text:p text:style-name="P62"><text:span text:style-name="T75">G</text:span></text:p></draw:text-box></draw:frame><draw:frame draw:style-name="gr4" draw:text-style-name="P63" svg:width="0.807cm" svg:height="0.821cm" svg:x="9.599cm" svg:y="4.222cm"><draw:text-box><text:p text:style-name="P62"><text:span text:style-name="T75">F</text:span></text:p></draw:text-box></draw:frame><draw:frame draw:style-name="gr5" draw:text-style-name="P63" svg:width="0.89cm" svg:height="0.821cm" svg:x="10.6cm" svg:y="4.222cm"><draw:text-box><text:p text:style-name="P62"><text:span text:style-name="T75">G</text:span></text:p></draw:text-box></draw:frame><draw:frame draw:style-name="gr4" draw:text-style-name="P63" svg:width="0.807cm" svg:height="0.821cm" svg:x="11.6cm" svg:y="4.229cm"><draw:text-box><text:p text:style-name="P62"><text:span text:style-name="T75">F</text:span></text:p></draw:text-box></draw:frame><draw:frame draw:style-name="gr5" draw:text-style-name="P63" svg:width="0.89cm" svg:height="0.821cm" svg:x="12.6cm" svg:y="4.229cm"><draw:text-box><text:p text:style-name="P62"><text:span text:style-name="T75">G</text:span></text:p></draw:text-box></draw:frame><draw:frame draw:style-name="gr4" draw:text-style-name="P63" svg:width="0.807cm" svg:height="0.821cm" svg:x="6.1cm" svg:y="2.564cm"><draw:text-box><text:p text:style-name="P62"><text:span text:style-name="T75">F</text:span></text:p></draw:text-box></draw:frame><draw:frame draw:style-name="gr5" draw:text-style-name="P63" svg:width="0.89cm" svg:height="0.821cm" svg:x="8.139cm" svg:y="2.564cm"><draw:text-box><text:p text:style-name="P62"><text:span text:style-name="T75">G</text:span></text:p></draw:text-box></draw:frame><draw:frame draw:style-name="gr4" draw:text-style-name="P63" svg:width="0.807cm" svg:height="0.821cm" svg:x="10.1cm" svg:y="2.564cm"><draw:text-box><text:p text:style-name="P62"><text:span text:style-name="T75">F</text:span></text:p></draw:text-box></draw:frame><draw:frame draw:style-name="gr5" draw:text-style-name="P63" svg:width="0.89cm" svg:height="0.821cm" svg:x="12.027cm" svg:y="2.564cm"><draw:text-box><text:p text:style-name="P62"><text:span text:style-name="T75">G</text:span></text:p></draw:text-box></draw:frame><draw:frame draw:style-name="gr4" draw:text-style-name="P63" svg:width="0.807cm" svg:height="0.821cm" svg:x="7.201cm" svg:y="1.157cm"><draw:text-box><text:p text:style-name="P62"><text:span text:style-name="T75">F</text:span></text:p></draw:text-box></draw:frame><draw:frame draw:style-name="gr5" draw:text-style-name="P63" svg:width="0.89cm" svg:height="0.821cm" svg:x="11cm" svg:y="1.157cm"><draw:text-box><text:p text:style-name="P62"><text:span text:style-name="T75">G</text:span></text:p></draw:text-box></draw:frame><draw:line draw:style-name="gr6" draw:text-style-name="P64" svg:x1="7.401cm" svg:y1="1.864cm" svg:x2="6.701cm" svg:y2="2.664cm"><text:p/></draw:line><draw:line draw:style-name="gr6" draw:text-style-name="P64" svg:x1="11.301cm" svg:y1="1.864cm" svg:x2="10.601cm" svg:y2="2.664cm"><text:p/></draw:line><draw:line draw:style-name="gr6" draw:text-style-name="P64" svg:x1="7.703cm" svg:y1="1.864cm" svg:x2="8.403cm" svg:y2="2.664cm"><text:p/></draw:line><draw:line draw:style-name="gr6" draw:text-style-name="P64" svg:x1="11.601cm" svg:y1="1.864cm" svg:x2="12.301cm" svg:y2="2.664cm"><text:p/></draw:line><draw:line draw:style-name="gr6" draw:text-style-name="P64" svg:x1="6.351cm" svg:y1="3.258cm" svg:x2="6.022cm" svg:y2="4.269cm"><text:p/></draw:line><draw:line draw:style-name="gr6" draw:text-style-name="P64" svg:x1="8.45cm" svg:y1="3.258cm" svg:x2="8.121cm" svg:y2="4.269cm"><text:p/></draw:line><draw:line draw:style-name="gr6" draw:text-style-name="P64" svg:x1="10.35cm" svg:y1="3.258cm" svg:x2="10.021cm" svg:y2="4.269cm"><text:p/></draw:line><draw:line draw:style-name="gr6" draw:text-style-name="P64" svg:x1="12.35cm" svg:y1="3.258cm" svg:x2="12.021cm" svg:y2="4.269cm"><text:p/></draw:line><draw:line draw:style-name="gr6" draw:text-style-name="P64" svg:x1="6.621cm" svg:y1="3.258cm" svg:x2="6.95cm" svg:y2="4.269cm"><text:p/></draw:line><draw:line draw:style-name="gr6" draw:text-style-name="P64" svg:x1="8.721cm" svg:y1="3.258cm" svg:x2="9.05cm" svg:y2="4.269cm"><text:p/></draw:line><draw:line draw:style-name="gr6" draw:text-style-name="P64" svg:x1="10.624cm" svg:y1="3.258cm" svg:x2="10.953cm" svg:y2="4.269cm"><text:p/></draw:line><draw:line draw:style-name="gr6" draw:text-style-name="P64" svg:x1="12.621cm" svg:y1="3.258cm" svg:x2="12.95cm" svg:y2="4.269cm"><text:p/></draw:line><draw:line draw:style-name="gr6" draw:text-style-name="P64" svg:x1="9.5cm" svg:y1="0.364cm" svg:x2="7.8cm" svg:y2="1.264cm"><text:p/></draw:line><draw:line draw:style-name="gr6" draw:text-style-name="P64" svg:x1="9.502cm" svg:y1="0.364cm" svg:x2="11.202cm" svg:y2="1.264cm"><text:p/></draw:line><draw:frame draw:style-name="gr7" draw:text-style-name="P66" svg:width="0.974cm" svg:height="0.659cm" svg:x="5.509cm" svg:y="4.856cm"><draw:text-box><text:p text:style-name="P65"><text:span text:style-name="T76">A</text:span><text:span text:style-name="T77">B</text:span></text:p></draw:text-box></draw:frame><draw:frame draw:style-name="gr8" draw:text-style-name="P66" svg:width="0.74cm" svg:height="0.659cm" svg:x="6.663cm" svg:y="4.856cm"><draw:text-box><text:p text:style-name="P65"><text:span text:style-name="T76">A</text:span></text:p></draw:text-box></draw:frame><draw:frame draw:style-name="gr8" draw:text-style-name="P66" svg:width="0.74cm" svg:height="0.659cm" svg:x="9.64cm" svg:y="4.856cm"><draw:text-box><text:p text:style-name="P65"><text:span text:style-name="T76">A</text:span></text:p></draw:text-box></draw:frame><draw:frame draw:style-name="gr8" draw:text-style-name="P67" svg:width="0.74cm" svg:height="0.659cm" svg:x="12.676cm" svg:y="4.856cm"><draw:text-box><text:p text:style-name="P65"><text:span text:style-name="T77">B</text:span></text:p></draw:text-box></draw:frame></draw:g>Solution :</text:p>
      <text:p text:style-name="P16">1) Faisons un arbre :</text:p>
      <text:p text:style-name="P16"/>
      <text:p text:style-name="P16"/>
      <text:p text:style-name="P16"/>
      <text:p text:style-name="P16"/>
      <text:p text:style-name="P16"/>
      <text:p text:style-name="P16"/>
      <text:p text:style-name="P19">Il y a 8 issues en tout dont 3 qui appartiennent à A.</text:p>
      <text:p text:style-name="P9"><text:span text:style-name="T2">Les issues sont équiprobables donc </text:span><text:span text:style-name="T2"><draw:frame draw:style-name="fr1" draw:name="Objet29" text:anchor-type="as-char" svg:width="8.761cm" svg:height="1.52cm" draw:z-index="25"><draw:object xlink:href="./Object 27" xlink:type="simple" xlink:show="embed" xlink:actuate="onLoad"/><draw:image xlink:href="./ObjectReplacements/Object 27" xlink:type="simple" xlink:show="embed" xlink:actuate="onLoad"/></draw:frame></text:span></text:p>
      <text:p text:style-name="P9"/>
      <text:p text:style-name="P27"><text:span text:style-name="T13">2</text:span><text:span text:style-name="T2">) </text:span><text:span text:style-name="T2"><draw:frame draw:style-name="fr1" draw:name="Objet30" text:anchor-type="as-char" svg:width="0.709cm" svg:height="0.766cm" draw:z-index="26"><draw:object xlink:href="./Object 28" xlink:type="simple" xlink:show="embed" xlink:actuate="onLoad"/><draw:image xlink:href="./ObjectReplacements/Object 28" xlink:type="simple" xlink:show="embed" xlink:actuate="onLoad"/><svg:desc>formule</svg:desc></draw:frame></text:span><text:span text:style-name="T2"><text:s/>est l'événement « Il n'y a pas 2 filles à la suite ».</text:span></text:p>
      <text:p text:style-name="P28"><text:span text:style-name="T7">p(</text:span><text:span text:style-name="T7"><draw:frame draw:style-name="fr1" draw:name="Objet31" text:anchor-type="as-char" svg:width="0.709cm" svg:height="0.766cm" draw:z-index="27"><draw:object xlink:href="./Object 31" xlink:type="simple" xlink:show="embed" xlink:actuate="onLoad"/><draw:image xlink:href="./ObjectReplacements/Object 31" xlink:type="simple" xlink:show="embed" xlink:actuate="onLoad"/><svg:desc>formule</svg:desc></draw:frame></text:span><text:span text:style-name="T7">) = </text:span><text:span text:style-name="T66">1 –</text:span><text:span text:style-name="T61"> </text:span><text:span text:style-name="T66">p(A) </text:span><text:span text:style-name="T67">= </text:span><text:span text:style-name="T67"><draw:frame draw:style-name="fr1" draw:name="Objet32" text:anchor-type="as-char" svg:width="1.498cm" svg:height="1.499cm" draw:z-index="28"><draw:object xlink:href="./Object 32" xlink:type="simple" xlink:show="embed" xlink:actuate="onLoad"/><draw:image xlink:href="./ObjectReplacements/Object 32" xlink:type="simple" xlink:show="embed" xlink:actuate="onLoad"/></draw:frame></text:span><text:span text:style-name="T67"><text:s/>= </text:span><text:span text:style-name="T67"><draw:frame draw:style-name="fr1" draw:name="Objet33" text:anchor-type="as-char" svg:width="0.646cm" svg:height="1.499cm" draw:z-index="29"><draw:object xlink:href="./Object 33" xlink:type="simple" xlink:show="embed" xlink:actuate="onLoad"/><draw:image xlink:href="./ObjectReplacements/Object 33" xlink:type="simple" xlink:show="embed" xlink:actuate="onLoad"/></draw:frame></text:span></text:p>
      <text:p text:style-name="P28"/>
      <text:p text:style-name="P30"><text:span text:style-name="T13">3</text:span><text:span text:style-name="T10">) </text:span><text:span text:style-name="T9">D'après l'arbre ci-dessus : C = </text:span><text:span text:style-name="T68">A </text:span><text:span text:style-name="T71">∩</text:span><text:span text:style-name="T58"> </text:span><text:span text:style-name="T72">B</text:span><text:span text:style-name="T49"> et D = </text:span><text:span text:style-name="T72">B </text:span><text:span text:style-name="T71">∩</text:span><text:span text:style-name="T58"> </text:span><text:span text:style-name="T58"><draw:frame draw:style-name="fr1" draw:name="Objet34" text:anchor-type="as-char" svg:width="0.709cm" svg:height="0.766cm" draw:z-index="30"><draw:object xlink:href="./Object 34" xlink:type="simple" xlink:show="embed" xlink:actuate="onLoad"/><draw:image xlink:href="./ObjectReplacements/Object 34" xlink:type="simple" xlink:show="embed" xlink:actuate="onLoad"/></draw:frame></text:span></text:p>
      <text:p text:style-name="P30"/>
      <text:p text:style-name="P29"><text:span text:style-name="T27">Remarque :</text:span> Un arbre prend <text:span text:style-name="T56">souvent</text:span> beaucoup plus de place qu'un tableau mais il n'est pas limité à 2 entrées !</text:p>
      <text:p text:style-name="P29"><draw:frame text:anchor-type="paragraph" draw:z-index="37" draw:style-name="gr31" draw:text-style-name="P79" svg:width="5.942cm" svg:height="5.114cm" svg:x="13.058cm" svg:y="0.963cm"><draw:text-box><text:p><text:span text:style-name="T85">p348 : 37</text:span></text:p><text:p><text:span text:style-name="T85">p349 : 44, 45</text:span></text:p><text:p><text:span text:style-name="T85">p350 : 52, 53</text:span></text:p><text:p><text:span text:style-name="T85">p353 : 72</text:span></text:p><text:p><text:span text:style-name="T85">p354 : 78</text:span></text:p><text:p><text:span text:style-name="T85">p355 : 83</text:span></text:p><text:p><text:span text:style-name="T85">p356 : 87, 89, 90, 91</text:span></text:p></draw:text-box></draw:frame></text:p>
      <text:list xml:id="list205546426899326" text:continue-numbering="true" text:style-name="tfNum_20_1_29_">
        <text:list-item>
          <text:p text:style-name="P59">Tableau croisé</text:p>
        </text:list-item>
      </text:list>
      <text:p text:style-name="P31"><text:span text:style-name="T27">Ex :</text:span> Dans un groupe de 450 élèves, 30% des élèves sont en seconde, 64% des élèves sont des filles et 75 filles sont en seconde. Si on tire au sort un élève, quelle est la probabilité d'obtenir un garçon qui ne soit pas en seconde ?</text:p>
      <text:p text:style-name="P31"/>
      <text:p text:style-name="P13">Solution :</text:p>
      <text:p text:style-name="P31">Appelons A l'événement : « C'est un garçon qui n'est pas en seconde ».</text:p>
      <text:p text:style-name="P31">Faisons un tableau croisé :</text:p>
      <table:table table:name="Tableau3" table:style-name="Tableau3">
        <table:table-column table:style-name="Tableau3.A"/>
        <table:table-column table:style-name="Tableau3.B" table:number-columns-repeated="2"/>
        <table:table-column table:style-name="Tableau3.D"/>
        <table:table-row>
          <table:table-cell table:style-name="Tableau3.A1" office:value-type="string">
            <text:p text:style-name="Table_20_Contents"/>
          </table:table-cell>
          <table:table-cell table:style-name="Tableau3.A1" office:value-type="string">
            <text:p text:style-name="P38">Filles</text:p>
          </table:table-cell>
          <table:table-cell table:style-name="Tableau3.A1" office:value-type="string">
            <text:p text:style-name="P38">Garçons</text:p>
          </table:table-cell>
          <table:table-cell table:style-name="Tableau3.D1" office:value-type="string">
            <text:p text:style-name="P38">Total</text:p>
          </table:table-cell>
        </table:table-row>
        <table:table-row>
          <table:table-cell table:style-name="Tableau3.A2" office:value-type="string">
            <text:p text:style-name="P37">En seconde</text:p>
          </table:table-cell>
          <table:table-cell table:style-name="Tableau3.C4" office:value-type="string">
            <text:p text:style-name="P40">75</text:p>
          </table:table-cell>
          <table:table-cell table:style-name="Tableau3.C4" office:value-type="string">
            <text:p text:style-name="P40">60</text:p>
          </table:table-cell>
          <table:table-cell table:style-name="Tableau3.D4" office:value-type="string">
            <text:p text:style-name="P40">135</text:p>
          </table:table-cell>
        </table:table-row>
        <table:table-row>
          <table:table-cell table:style-name="Tableau3.A2" office:value-type="string">
            <text:p text:style-name="P37">Pas en seconde</text:p>
          </table:table-cell>
          <table:table-cell table:style-name="Tableau3.C4" office:value-type="string">
            <text:p text:style-name="P40">213</text:p>
          </table:table-cell>
          <table:table-cell table:style-name="Tableau3.C4" office:value-type="string">
            <text:p text:style-name="P40">102</text:p>
          </table:table-cell>
          <table:table-cell table:style-name="Tableau3.D4" office:value-type="string">
            <text:p text:style-name="P40">315</text:p>
          </table:table-cell>
        </table:table-row>
        <table:table-row>
          <table:table-cell table:style-name="Tableau3.A2" office:value-type="string">
            <text:p text:style-name="P37">Total</text:p>
          </table:table-cell>
          <table:table-cell table:style-name="Tableau3.C4" office:value-type="string">
            <text:p text:style-name="P40">288</text:p>
          </table:table-cell>
          <table:table-cell table:style-name="Tableau3.C4" office:value-type="string">
            <text:p text:style-name="P40">162</text:p>
          </table:table-cell>
          <table:table-cell table:style-name="Tableau3.D4" office:value-type="string">
            <text:p text:style-name="P40">450</text:p>
          </table:table-cell>
        </table:table-row>
      </table:table>
      <text:p text:style-name="P10"><text:span text:style-name="T2">Les issues sont équiprobables donc : </text:span><text:span text:style-name="T2"><draw:frame draw:style-name="fr1" draw:name="Objet35" text:anchor-type="as-char" svg:width="11.19cm" svg:height="1.52cm" draw:z-index="31"><draw:object xlink:href="./Object 35" xlink:type="simple" xlink:show="embed" xlink:actuate="onLoad"/><draw:image xlink:href="./ObjectReplacements/Object 35" xlink:type="simple" xlink:show="embed" xlink:actuate="onLoad"/></draw:frame></text:span></text:p>
      <text:p text:style-name="P10"/>
      <text:p text:style-name="P10"><draw:frame text:anchor-type="paragraph" draw:z-index="38" draw:style-name="gr32" draw:text-style-name="P79" svg:width="3.984cm" svg:height="2.924cm" svg:x="15.016cm" svg:y="2.247cm"><draw:text-box><text:p><text:span text:style-name="T85">p352 : 68, 71</text:span></text:p><text:p><text:span text:style-name="T85">p353 : 73</text:span></text:p><text:p><text:span text:style-name="T85">p354 : 77</text:span></text:p><text:p><text:span text:style-name="T85">p355 : 82</text:span></text:p></draw:text-box></draw:frame></text:p>
      <text:list xml:id="list205546393179472" text:continue-numbering="true" text:style-name="tfNum_20_1_29_">
        <text:list-item>
          <text:p text:style-name="P59">Diagramme</text:p>
        </text:list-item>
      </text:list>
      <text:p text:style-name="P31"><text:span text:style-name="T12">Ex :</text:span><text:span text:style-name="T2"> Dans une classe, </text:span><text:span text:style-name="T11">les élèves ont la possibilité de faire de l'anglais, de l'allemand ou de l'espagnol. Ils étudient tous au moins une langue. En tout, 20 font de l'anglais, 15 de l'allemand et 18 de l'espagnol. Parmi eux, 7 font à la fois de l'anglais et de l'allemand, 8 de l'anglais et de l'espagnol et 9 de l'allemand et de l'espagnol. Enfin 5 élèves étudient les 3 langues.</text:span></text:p>
      <text:p text:style-name="P25">Si l'on choisit un élève au hasard, quelle est la probabilité qu'il fasse de l'anglais ?</text:p>
      <text:p text:style-name="P32"/>
      <text:p text:style-name="P18">Solution :</text:p>
      <text:p text:style-name="P25">Appelons A l'événement « l'élève fait de l'anglais ».</text:p>
      <text:p text:style-name="P25">Faisons un diagramme :</text:p>
      <text:p text:style-name="P43"><draw:g text:anchor-type="as-char" draw:z-index="32" draw:style-name="gr19"><draw:custom-shape draw:style-name="gr20" draw:text-style-name="P64" svg:width="7.074cm" svg:height="5.328cm" svg:x="0cm" svg:y="0.40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1" draw:text-style-name="P76" svg:width="3.504cm" svg:height="2.902cm" svg:x="0.639cm" svg:y="0.99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2" draw:text-style-name="P77" svg:width="3.603cm" svg:height="2.502cm" svg:x="2.739cm" svg:y="1.19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23" draw:text-style-name="P69" svg:width="3.204cm" svg:height="2.401cm" svg:x="1.939cm" svg:y="2.69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24" draw:text-style-name="P78" svg:width="1.161cm" svg:height="0.428cm" svg:x="1.692cm" svg:y="0.594cm"><draw:text-box><text:p text:style-name="P62"><text:span text:style-name="T83">Anglais</text:span></text:p></draw:text-box></draw:frame><draw:frame draw:style-name="gr25" draw:text-style-name="P78" svg:width="1.475cm" svg:height="0.428cm" svg:x="3.941cm" svg:y="0.796cm"><draw:text-box><text:p text:style-name="P62"><text:span text:style-name="T83">Espagnol</text:span></text:p></draw:text-box></draw:frame><draw:frame draw:style-name="gr25" draw:text-style-name="P78" svg:width="1.475cm" svg:height="0.428cm" svg:x="2.969cm" svg:y="5.161cm"><draw:text-box><text:p text:style-name="P62"><text:span text:style-name="T83">Allemand</text:span></text:p></draw:text-box></draw:frame><draw:frame draw:style-name="gr26" draw:text-style-name="P63" svg:width="0.295cm" svg:height="0.611cm" svg:x="3.373cm" svg:y="2.815cm"><draw:text-box><text:p text:style-name="P62"><text:span text:style-name="T75">5</text:span></text:p></draw:text-box></draw:frame><draw:frame draw:style-name="gr26" draw:text-style-name="P63" svg:width="0.295cm" svg:height="0.611cm" svg:x="5.808cm" svg:y="4.105cm"><draw:text-box><text:p text:style-name="P62"><text:span text:style-name="T75">0</text:span></text:p></draw:text-box></draw:frame><draw:frame draw:style-name="gr27" draw:text-style-name="P78" svg:width="1.082cm" svg:height="0.556cm" svg:x="3.03cm" svg:y="0cm"><draw:text-box><text:p text:style-name="P62"><text:span text:style-name="T84">Classe</text:span></text:p></draw:text-box></draw:frame></draw:g></text:p>
      <text:p text:style-name="P26">Le nombre total d'élèves est donc : <text:span text:style-name="T58">10 + 2 + 5 + 3 + 6 + 4 + 4 + 0 = 34</text:span></text:p>
      <text:p text:style-name="P26">Le nombre d'élèves faisant de l'anglais est : <text:span text:style-name="T58">10 + 2 + 5 + 3 = 20</text:span></text:p>
      <text:p text:style-name="P11"><text:span text:style-name="T2">Les issues sont équiprobables donc : </text:span><text:span text:style-name="T2"><draw:frame draw:style-name="fr1" draw:name="Objet36" text:anchor-type="as-char" svg:width="10.873cm" svg:height="1.52cm" draw:z-index="33"><draw:object xlink:href="./Object 36" xlink:type="simple" xlink:show="embed" xlink:actuate="onLoad"/><draw:image xlink:href="./ObjectReplacements/Object 36" xlink:type="simple" xlink:show="embed" xlink:actuate="onLoad"/><svg:desc>formule</svg:desc></draw:frame></text:span></text:p>
      <text:p text:style-name="P24"/>
      <text:p text:style-name="P24"><draw:frame text:anchor-type="paragraph" draw:z-index="39" draw:style-name="gr33" draw:text-style-name="P79" svg:width="2.819cm" svg:height="0.733cm" svg:x="16.18cm" svg:y="2.69cm"><draw:text-box><text:p><text:span text:style-name="T85">p350 : 50</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pitch="variable" style:font-charset="x-symbol"/>
    <style:font-face style:name="Mangal1" svg:font-family="Mangal"/>
    <style:font-face style:name="OpenSymbol" svg:font-family="OpenSymbol"/>
    <style:font-face style:name="OpenSymbol3" svg:font-family="OpenSymbol, 'Arial Unicode MS'"/>
    <style:font-face style:name="F" svg:font-family="" style:font-family-generic="roman"/>
    <style:font-face style:name="Times New Roman1" svg:font-family="'Times New Roman'" style:font-family-generic="roman"/>
    <style:font-face style:name="Times New Roman3" svg:font-family="'Times New Roman'" style:font-adornments="Normal" style:font-family-generic="roman"/>
    <style:font-face style:name="Arial3" svg:font-family="Arial" style:font-family-generic="swiss"/>
    <style:font-face style:name="Arial2" svg:font-family="Arial" style:font-adornments="Normal" style:font-family-generic="swiss"/>
    <style:font-face style:name="Mangal" svg:font-family="Mangal" style:font-pitch="variable"/>
    <style:font-face style:name="OpenSymbol2" svg:font-family="OpenSymbol" style:font-pitch="variable"/>
    <style:font-face style:name="SimSun3" svg:font-family="SimSun" style:font-pitch="variable"/>
    <style:font-face style:name="Liberation Sans" svg:font-family="'Liberation Sans'" style:font-family-generic="roman" style:font-pitch="variable"/>
    <style:font-face style:name="Mangal3"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Italique" style:font-family-generic="swiss" style:font-pitch="variable"/>
    <style:font-face style:name="Mangal4" svg:font-family="Mangal" style:font-family-generic="swiss" style:font-pitch="variable"/>
    <style:font-face style:name="SimSun2" svg:font-family="SimSun" style:font-family-generic="swiss" style:font-pitch="variable"/>
    <style:font-face style:name="Times New Roman2" svg:font-family="'Times New Roman'" style:font-family-generic="swiss" style:font-pitch="variable"/>
    <style:font-face style:name="Mangal2"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8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2"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fTitre_20_Chapitre" style:display-name="tfTitre Chapitre" style:family="paragraph" style:parent-style-name="Standard" style:next-style-name="Standard" style:class="chapter">
      <style:paragraph-properties fo:padding="0cm" fo:border-left="none" fo:border-right="none" fo:border-top="none" fo:border-bottom="0.99pt solid #000000" style:shadow="none"/>
      <style:text-properties fo:text-transform="uppercase" style:font-name="Arial" fo:font-family="Arial" style:font-family-generic="swiss" style:font-pitch="variable" fo:font-size="26pt" fo:font-weight="bold" style:font-size-asian="20pt" style:font-weight-asian="bold" style:font-size-complex="20pt" style:font-weight-complex="bold"/>
    </style:style>
    <style:style style:name="tfTitre_20_I_29_" style:display-name="tfTitre I)" style:family="paragraph" style:parent-style-name="Standard" style:next-style-name="Standard" style:list-style-name="tfNum_20_I_29_" style:class="chapter">
      <style:paragraph-properties fo:margin-top="0cm" fo:margin-bottom="0.199cm" loext:contextual-spacing="false" fo:padding="0cm" fo:border="none" style:shadow="none"/>
      <style:text-properties fo:text-transform="uppercase" style:font-name="Arial1" fo:font-family="Arial" style:font-style-name="Gras Italique" style:font-family-generic="swiss" style:font-pitch="variable" fo:font-size="22pt" fo:font-style="italic" fo:font-weight="bold" style:font-size-asian="20pt" style:font-weight-asian="bold" style:font-size-complex="20pt" style:font-weight-complex="bold"/>
    </style:style>
    <style:style style:name="tfTitre_20_1_29_" style:display-name="tfTitre 1)" style:family="paragraph" style:parent-style-name="Standard" style:next-style-name="Standard" style:auto-update="true" style:list-style-name="tfNum_20_1_29_" style:class="chapter" style:master-page-name="">
      <style:paragraph-properties fo:margin-top="0cm" fo:margin-bottom="0.199cm" loext:contextual-spacing="false" style:page-number="auto" fo:padding="0cm" fo:border="none" style:shadow="none">
        <style:tab-stops/>
      </style:paragraph-properties>
      <style:text-properties fo:font-variant="normal" fo:text-transform="none" style:font-name="Arial" fo:font-family="Arial" style:font-family-generic="swiss" style:font-pitch="variable" fo:font-size="19pt" fo:font-style="normal" fo:font-weight="bold" style:font-size-asian="13pt" style:font-weight-asian="bold" style:font-size-complex="13pt" style:font-weight-complex="bold"/>
    </style:style>
    <style:style style:name="tfTitre_20_a_29_" style:display-name="tfTitre a)" style:family="paragraph" style:parent-style-name="Standard" style:next-style-name="Standard" style:auto-update="true" style:list-style-name="tfNum_20_a_29_" style:class="chapter" style:master-page-name="">
      <style:paragraph-properties fo:margin-top="0cm" fo:margin-bottom="0.101cm" loext:contextual-spacing="false" style:page-number="auto" fo:padding="0cm" fo:border="none" style:shadow="none"/>
      <style:text-properties fo:font-variant="normal" fo:text-transform="none" style:font-name="Arial" fo:font-family="Arial" style:font-family-generic="swiss" style:font-pitch="variable" fo:font-size="17pt" fo:font-style="italic" fo:font-weight="normal" style:font-size-asian="11pt" style:font-style-asian="italic" style:font-weight-asian="bold" style:font-size-complex="11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min-label-width="0.499cm"/>
        <style:text-properties fo:font-family="Tahoma" style:font-style-name="Normal" style:font-family-generic="swiss" style:font-pitch="variable"/>
      </text:list-level-style-bullet>
      <text:list-level-style-bullet text:level="2" text:style-name="Numbering_20_Symbols" text:bullet-char="●">
        <style:list-level-properties text:space-before="0.401cm" text:min-label-width="0.499cm"/>
        <style:text-properties fo:font-family="Tahoma" style:font-style-name="Normal" style:font-family-generic="swiss" style:font-pitch="variable"/>
      </text:list-level-style-bullet>
      <text:list-level-style-bullet text:level="3" text:style-name="Numbering_20_Symbols" text:bullet-char="●">
        <style:list-level-properties text:space-before="0.799cm" text:min-label-width="0.499cm"/>
        <style:text-properties fo:font-family="Tahoma" style:font-style-name="Normal" style:font-family-generic="swiss" style:font-pitch="variable"/>
      </text:list-level-style-bullet>
      <text:list-level-style-bullet text:level="4" text:style-name="Numbering_20_Symbols" text:bullet-char="●">
        <style:list-level-properties text:space-before="1.2cm" text:min-label-width="0.499cm"/>
        <style:text-properties fo:font-family="Tahoma" style:font-style-name="Normal" style:font-family-generic="swiss" style:font-pitch="variable"/>
      </text:list-level-style-bullet>
      <text:list-level-style-bullet text:level="5" text:style-name="Numbering_20_Symbols" text:bullet-char="●">
        <style:list-level-properties text:space-before="1.6cm" text:min-label-width="0.499cm"/>
        <style:text-properties fo:font-family="Tahoma" style:font-style-name="Normal" style:font-family-generic="swiss" style:font-pitch="variable"/>
      </text:list-level-style-bullet>
      <text:list-level-style-bullet text:level="6" text:style-name="Numbering_20_Symbols" text:bullet-char="●">
        <style:list-level-properties text:space-before="2cm" text:min-label-width="0.499cm"/>
        <style:text-properties fo:font-family="Tahoma" style:font-style-name="Normal" style:font-family-generic="swiss" style:font-pitch="variable"/>
      </text:list-level-style-bullet>
      <text:list-level-style-bullet text:level="7" text:style-name="Numbering_20_Symbols" text:bullet-char="●">
        <style:list-level-properties text:space-before="2.399cm" text:min-label-width="0.499cm"/>
        <style:text-properties fo:font-family="Tahoma" style:font-style-name="Normal" style:font-family-generic="swiss" style:font-pitch="variable"/>
      </text:list-level-style-bullet>
      <text:list-level-style-bullet text:level="8" text:style-name="Numbering_20_Symbols" text:bullet-char="●">
        <style:list-level-properties text:space-before="2.799cm" text:min-label-width="0.499cm"/>
        <style:text-properties fo:font-family="Tahoma" style:font-style-name="Normal" style:font-family-generic="swiss" style:font-pitch="variable"/>
      </text:list-level-style-bullet>
      <text:list-level-style-bullet text:level="9" text:style-name="Numbering_20_Symbols" text:bullet-char="●">
        <style:list-level-properties text:space-before="3.2cm" text:min-label-width="0.499cm"/>
        <style:text-properties fo:font-family="Tahoma" style:font-style-name="Normal" style:font-family-generic="swiss" style:font-pitch="variable"/>
      </text:list-level-style-bullet>
      <text:list-level-style-bullet text:level="10" text:style-name="Numbering_20_Symbols" text:bullet-char="●">
        <style:list-level-properties text:space-before="3.6cm" text:min-label-width="0.499cm"/>
        <style:text-properties fo:font-family="Tahoma" style:font-style-name="Normal" style:font-family-generic="swiss" style:font-pitch="variable"/>
      </text:list-level-style-bullet>
    </text:list-style>
    <text:list-style style:name="Numbering_20_1" style:display-name="Numbering 1">
      <text:list-level-style-number text:level="1" text:style-name="Numbering_20_Symbols" style:num-suffix=")" style:num-format="1">
        <style:list-level-properties text:min-label-width="0.801cm"/>
      </text:list-level-style-number>
      <text:list-level-style-number text:level="2" text:style-name="Numbering_20_Symbols" style:num-suffix=")" style:num-format="1">
        <style:list-level-properties text:min-label-width="0.801cm"/>
      </text:list-level-style-number>
      <text:list-level-style-number text:level="3" text:style-name="Numbering_20_Symbols" style:num-suffix=")" style:num-format="1">
        <style:list-level-properties text:min-label-width="0.801cm"/>
      </text:list-level-style-number>
      <text:list-level-style-number text:level="4" text:style-name="Numbering_20_Symbols" style:num-suffix=")" style:num-format="1">
        <style:list-level-properties text:min-label-width="0.801cm"/>
      </text:list-level-style-number>
      <text:list-level-style-number text:level="5" text:style-name="Numbering_20_Symbols" style:num-suffix=")" style:num-format="1">
        <style:list-level-properties text:min-label-width="0.801cm"/>
      </text:list-level-style-number>
      <text:list-level-style-number text:level="6" text:style-name="Numbering_20_Symbols" style:num-suffix=")" style:num-format="1">
        <style:list-level-properties text:min-label-width="0.801cm"/>
      </text:list-level-style-number>
      <text:list-level-style-number text:level="7" text:style-name="Numbering_20_Symbols" style:num-suffix=")" style:num-format="1">
        <style:list-level-properties text:min-label-width="0.801cm"/>
      </text:list-level-style-number>
      <text:list-level-style-number text:level="8" text:style-name="Numbering_20_Symbols" style:num-suffix=")" style:num-format="1">
        <style:list-level-properties text:min-label-width="0.801cm"/>
      </text:list-level-style-number>
      <text:list-level-style-number text:level="9" text:style-name="Numbering_20_Symbols" style:num-suffix=")" style:num-format="1">
        <style:list-level-properties text:min-label-width="0.801cm"/>
      </text:list-level-style-number>
      <text:list-level-style-number text:level="10" text:style-name="Numbering_20_Symbols" style:num-suffix=")" style:num-format="1">
        <style:list-level-properties text:min-label-width="0.801cm"/>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min-label-distance="0.199cm"/>
      </text:list-level-style-number>
      <text:list-level-style-number text:level="2" text:style-name="Numbering_20_Symbols" style:num-suffix=")" style:num-format="I" text:start-value="2">
        <style:list-level-properties text:min-label-distance="0.199cm"/>
      </text:list-level-style-number>
      <text:list-level-style-number text:level="3" text:style-name="Numbering_20_Symbols" style:num-suffix=")" style:num-format="I" text:start-value="3">
        <style:list-level-properties text:min-label-distance="0.199cm"/>
      </text:list-level-style-number>
      <text:list-level-style-number text:level="4" text:style-name="Numbering_20_Symbols" style:num-suffix=")" style:num-format="I" text:start-value="4">
        <style:list-level-properties text:min-label-distance="0.199cm"/>
      </text:list-level-style-number>
      <text:list-level-style-number text:level="5" text:style-name="Numbering_20_Symbols" style:num-suffix=")" style:num-format="I" text:start-value="5">
        <style:list-level-properties text:min-label-distance="0.199cm"/>
      </text:list-level-style-number>
      <text:list-level-style-number text:level="6" text:style-name="Numbering_20_Symbols" style:num-suffix=")" style:num-format="I" text:start-value="6">
        <style:list-level-properties text:min-label-distance="0.199cm"/>
      </text:list-level-style-number>
      <text:list-level-style-number text:level="7" text:style-name="Numbering_20_Symbols" style:num-suffix=")" style:num-format="I" text:start-value="7">
        <style:list-level-properties text:min-label-distance="0.199cm"/>
      </text:list-level-style-number>
      <text:list-level-style-number text:level="8" text:style-name="Numbering_20_Symbols" style:num-suffix=")" style:num-format="I" text:start-value="8">
        <style:list-level-properties text:min-label-distance="0.199cm"/>
      </text:list-level-style-number>
      <text:list-level-style-number text:level="9" text:style-name="Numbering_20_Symbols" style:num-suffix=")" style:num-format="I" text:start-value="9">
        <style:list-level-properties text:min-label-distance="0.199cm"/>
      </text:list-level-style-number>
      <text:list-level-style-number text:level="10" text:style-name="Numbering_20_Symbols" style:num-suffix=")" style:num-format="I" text:start-value="10">
        <style:list-level-properties text:min-label-distance="0.199cm"/>
      </text:list-level-style-number>
    </text:list-style>
    <text:list-style style:name="Numbering_20_5" style:display-name="Numbering 5">
      <text:list-level-style-number text:level="1" text:style-name="Numbering_20_Symbols" style:num-suffix=")" style:num-format="a">
        <style:list-level-properties text:min-label-width="0.7cm"/>
      </text:list-level-style-number>
      <text:list-level-style-number text:level="2" text:style-name="Numbering_20_Symbols" style:num-suffix=")" style:num-format="a" text:start-value="2">
        <style:list-level-properties text:min-label-width="0.7cm"/>
      </text:list-level-style-number>
      <text:list-level-style-number text:level="3" text:style-name="Numbering_20_Symbols" style:num-suffix=")" style:num-format="a" text:start-value="3">
        <style:list-level-properties text:min-label-width="0.7cm"/>
      </text:list-level-style-number>
      <text:list-level-style-number text:level="4" text:style-name="Numbering_20_Symbols" style:num-suffix=")" style:num-format="a" text:start-value="4">
        <style:list-level-properties text:min-label-width="0.7cm"/>
      </text:list-level-style-number>
      <text:list-level-style-number text:level="5" text:style-name="Numbering_20_Symbols" style:num-suffix=")" style:num-format="a" text:start-value="5">
        <style:list-level-properties text:min-label-width="0.7cm"/>
      </text:list-level-style-number>
      <text:list-level-style-number text:level="6" text:style-name="Numbering_20_Symbols" style:num-suffix=")" style:num-format="a" text:start-value="6">
        <style:list-level-properties text:min-label-width="0.7cm"/>
      </text:list-level-style-number>
      <text:list-level-style-number text:level="7" text:style-name="Numbering_20_Symbols" style:num-suffix=")" style:num-format="a" text:start-value="7">
        <style:list-level-properties text:min-label-width="0.7cm"/>
      </text:list-level-style-number>
      <text:list-level-style-number text:level="8" text:style-name="Numbering_20_Symbols" style:num-suffix=")" style:num-format="a" text:start-value="8">
        <style:list-level-properties text:min-label-width="0.7cm"/>
      </text:list-level-style-number>
      <text:list-level-style-number text:level="9" text:style-name="Numbering_20_Symbols" style:num-suffix=")" style:num-format="a" text:start-value="9">
        <style:list-level-properties text:min-label-width="0.7cm"/>
      </text:list-level-style-number>
      <text:list-level-style-number text:level="10" text:style-name="Numbering_20_Symbols" style:num-suffix=")" style:num-format="a" text:start-value="10">
        <style:list-level-properties text:min-label-width="0.7cm"/>
      </text:list-level-style-number>
    </text:list-style>
    <text:list-style style:name="tfPuce">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2"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3"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Times New Roman3"/>
      </text:list-level-style-bullet>
    </text:list-style>
    <text:list-style style:name="tfNum_20_1_29_" style:display-name="tfNum 1)">
      <text:list-level-style-number text:level="1"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3"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4"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5"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6"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7"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8"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9"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level-style-number text:level="10" style:num-suffix=")" style:num-format="1">
        <style:list-level-properties text:list-level-position-and-space-mode="label-alignment">
          <style:list-level-label-alignment text:label-followed-by="listtab" text:list-tab-stop-position="0.7cm" fo:text-indent="-0.7cm" fo:margin-left="0.7cm"/>
        </style:list-level-properties>
      </text:list-level-style-number>
    </text:list-style>
    <text:list-style style:name="tfNum_20_I_29_" style:display-name="tfNum I)">
      <text:list-level-style-number text:level="1"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2"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3"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4"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5"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6"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7"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8"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9"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level-style-number text:level="10" text:style-name="Numbering_20_Symbols" style:num-suffix=")" style:num-format="I">
        <style:list-level-properties text:list-level-position-and-space-mode="label-alignment">
          <style:list-level-label-alignment text:label-followed-by="space" fo:text-indent="-0.801cm" fo:margin-left="0.801cm"/>
        </style:list-level-properties>
      </text:list-level-style-number>
    </text:list-style>
    <text:list-style style:name="tfNum_20_a_29_" style:display-name="tfNum a)">
      <text:list-level-style-number text:level="1"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Right_20_Page" style:display-name="Right Page" style:page-layout-name="Mpm2" style:next-style-name="Left_20_Page"/>
    <style:master-page style:name="Left_20_Page" style:display-name="Left Page" style:page-layout-name="Mpm3"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5T21:59:25.320000000</meta:creation-date>
    <meta:editing-duration>PT6H56M6S</meta:editing-duration>
    <meta:editing-cycles>56</meta:editing-cycles>
    <meta:generator>LibreOffice/6.2.3.2$Windows_X86_64 LibreOffice_project/aecc05fe267cc68dde00352a451aa867b3b546ac</meta:generator>
    <meta:initial-creator>Véronique et Thibaud FONTANET</meta:initial-creator>
    <dc:date>2019-08-06T20:55:44.204000000</dc:date>
    <meta:document-statistic meta:table-count="4" meta:image-count="0" meta:object-count="36" meta:page-count="6" meta:paragraph-count="119" meta:word-count="1091" meta:character-count="4920" meta:non-whitespace-character-count="3934"/>
  </office:meta>
</office:document-meta>
</file>

<file path=Object 1/content.xml><?xml version="1.0" encoding="utf-8"?>
<math xmlns="http://www.w3.org/1998/Math/MathML" display="block">
  <semantics>
    <mover accent="true">
      <mtext>A</mtext>
      <mo>¯</mo>
    </mover>
    <annotation encoding="StarMath 5.0">alignc  overline {"A"}</annotation>
  </semantics>
</math>
</file>

<file path=Object 10/content.xml><?xml version="1.0" encoding="utf-8"?>
<math xmlns="http://www.w3.org/1998/Math/MathML" display="block">
  <semantics>
    <mstyle color="black">
      <mfrac>
        <mn>1</mn>
        <mn>6</mn>
      </mfrac>
    </mstyle>
    <annotation encoding="StarMath 5.0">color black { {1}over{6} }</annotation>
  </semantics>
</math>
</file>

<file path=Object 11/content.xml><?xml version="1.0" encoding="utf-8"?>
<math xmlns="http://www.w3.org/1998/Math/MathML" display="block">
  <semantics>
    <mstyle color="black">
      <mfrac>
        <mn>1</mn>
        <mn>6</mn>
      </mfrac>
    </mstyle>
    <annotation encoding="StarMath 5.0">color black { {1}over{6} }</annotation>
  </semantics>
</math>
</file>

<file path=Object 12/content.xml><?xml version="1.0" encoding="utf-8"?>
<math xmlns="http://www.w3.org/1998/Math/MathML" display="block">
  <semantics>
    <mstyle color="black">
      <mrow>
        <mfrac>
          <mn>1</mn>
          <mn>6</mn>
        </mfrac>
        <mo stretchy="false">+</mo>
        <mfrac>
          <mn>1</mn>
          <mn>6</mn>
        </mfrac>
        <mo stretchy="false">+</mo>
        <mfrac>
          <mn>1</mn>
          <mn>6</mn>
        </mfrac>
      </mrow>
    </mstyle>
    <annotation encoding="StarMath 5.0">color black { {1 over 6}+{1 over 6}+{1 over 6} }</annotation>
  </semantics>
</math>
</file>

<file path=Object 14/content.xml><?xml version="1.0" encoding="utf-8"?>
<math xmlns="http://www.w3.org/1998/Math/MathML" display="block">
  <semantics>
    <mstyle color="black">
      <mfrac>
        <mn>1</mn>
        <mn>2</mn>
      </mfrac>
    </mstyle>
    <annotation encoding="StarMath 5.0">color black { {1 over 2} }</annotation>
  </semantics>
</math>
</file>

<file path=Object 15/content.xml><?xml version="1.0" encoding="utf-8"?>
<math xmlns="http://www.w3.org/1998/Math/MathML" display="block">
  <semantics>
    <mstyle color="black">
      <mrow>
        <mn>6</mn>
        <mo stretchy="false">×</mo>
        <mfrac>
          <mn>1</mn>
          <mn>6</mn>
        </mfrac>
      </mrow>
    </mstyle>
    <annotation encoding="StarMath 5.0">color black { 6 times {1 over 6} }</annotation>
  </semantics>
</math>
</file>

<file path=Object 16/content.xml><?xml version="1.0" encoding="utf-8"?>
<math xmlns="http://www.w3.org/1998/Math/MathML" display="block">
  <semantics>
    <mstyle color="black">
      <mrow>
        <mfrac>
          <mn>1</mn>
          <mn>2</mn>
        </mfrac>
        <mo stretchy="false">+</mo>
        <mfrac>
          <mn>1</mn>
          <mn>3</mn>
        </mfrac>
        <mo stretchy="false">−</mo>
        <mfrac>
          <mn>1</mn>
          <mn>6</mn>
        </mfrac>
      </mrow>
    </mstyle>
    <annotation encoding="StarMath 5.0">color black { {1 over 2}+{1 over 3}-{1 over 6} }</annotation>
  </semantics>
</math>
</file>

<file path=Object 17/content.xml><?xml version="1.0" encoding="utf-8"?>
<math xmlns="http://www.w3.org/1998/Math/MathML" display="block">
  <semantics>
    <mstyle color="black">
      <mfrac>
        <mn>2</mn>
        <mn>3</mn>
      </mfrac>
    </mstyle>
    <annotation encoding="StarMath 5.0">color black { {2 over 3} }</annotation>
  </semantics>
</math>
</file>

<file path=Object 18/content.xml><?xml version="1.0" encoding="utf-8"?>
<math xmlns="http://www.w3.org/1998/Math/MathML" display="block">
  <semantics>
    <mstyle color="black">
      <mrow>
        <mfrac>
          <mn>3</mn>
          <mn>6</mn>
        </mfrac>
        <mo stretchy="false">+</mo>
        <mfrac>
          <mn>2</mn>
          <mn>6</mn>
        </mfrac>
        <mo stretchy="false">−</mo>
        <mfrac>
          <mn>1</mn>
          <mn>6</mn>
        </mfrac>
      </mrow>
    </mstyle>
    <annotation encoding="StarMath 5.0">color black { {3 over 6}+{2 over 6}-{1 over 6} }</annotation>
  </semantics>
</math>
</file>

<file path=Object 19/content.xml><?xml version="1.0" encoding="utf-8"?>
<math xmlns="http://www.w3.org/1998/Math/MathML" display="block">
  <semantics>
    <mover accent="true">
      <mtext>A</mtext>
      <mo>¯</mo>
    </mover>
    <annotation encoding="StarMath 5.0">overline {"A"}</annotation>
  </semantics>
</math>
</file>

<file path=Object 2/content.xml><?xml version="1.0" encoding="utf-8"?>
<math xmlns="http://www.w3.org/1998/Math/MathML" display="block">
  <semantics>
    <mover accent="true">
      <mtext>A</mtext>
      <mo>¯</mo>
    </mover>
    <annotation encoding="StarMath 5.0">alignc  overline {"A"}</annotation>
  </semantics>
</math>
</file>

<file path=Object 20/content.xml><?xml version="1.0" encoding="utf-8"?>
<math xmlns="http://www.w3.org/1998/Math/MathML" display="block">
  <semantics>
    <mover accent="true">
      <mtext>A</mtext>
      <mo>¯</mo>
    </mover>
    <annotation encoding="StarMath 5.0">overline {"A"}</annotation>
  </semantics>
</math>
</file>

<file path=Object 21/content.xml><?xml version="1.0" encoding="utf-8"?>
<math xmlns="http://www.w3.org/1998/Math/MathML" display="block">
  <semantics>
    <mstyle color="black">
      <mrow>
        <mn>1</mn>
        <mi>–</mi>
        <mfrac>
          <mn>1</mn>
          <mn>2</mn>
        </mfrac>
      </mrow>
    </mstyle>
    <annotation encoding="StarMath 5.0">color black { {1} – {1}over{2} }</annotation>
  </semantics>
</math>
</file>

<file path=Object 22/content.xml><?xml version="1.0" encoding="utf-8"?>
<math xmlns="http://www.w3.org/1998/Math/MathML" display="block">
  <semantics>
    <mstyle color="black">
      <mfrac>
        <mn>1</mn>
        <mn>2</mn>
      </mfrac>
    </mstyle>
    <annotation encoding="StarMath 5.0">color black { {1 over 2} }</annotation>
  </semantics>
</math>
</file>

<file path=Object 23/content.xml><?xml version="1.0" encoding="utf-8"?>
<math xmlns="http://www.w3.org/1998/Math/MathML" display="block">
  <semantics>
    <mrow>
      <mtext>p(A)</mtext>
      <mo stretchy="false">=</mo>
      <mfrac>
        <mtext>Nombre d'issues de A</mtext>
        <mrow>
          <mtext>Nombre d'issues de </mtext>
          <mi mathvariant="normal">Ω</mi>
        </mrow>
      </mfrac>
    </mrow>
    <annotation encoding="StarMath 5.0">alignc "p(A)"={"Nombre d'issues de A"} over {"Nombre d'issues de " %OMEGA}</annotation>
  </semantics>
</math>
</file>

<file path=Object 24/content.xml><?xml version="1.0" encoding="utf-8"?>
<math xmlns="http://www.w3.org/1998/Math/MathML" display="block">
  <semantics>
    <mstyle color="black">
      <mfrac>
        <mn>3</mn>
        <mn>6</mn>
      </mfrac>
    </mstyle>
    <annotation encoding="StarMath 5.0">color black { {3}over{6} }</annotation>
  </semantics>
</math>
</file>

<file path=Object 25/content.xml><?xml version="1.0" encoding="utf-8"?>
<math xmlns="http://www.w3.org/1998/Math/MathML" display="block">
  <semantics>
    <mstyle color="black">
      <mfrac>
        <mn>1</mn>
        <mn>2</mn>
      </mfrac>
    </mstyle>
    <annotation encoding="StarMath 5.0">color black { {1}over{2} }</annotation>
  </semantics>
</math>
</file>

<file path=Object 26/content.xml><?xml version="1.0" encoding="utf-8"?>
<math xmlns="http://www.w3.org/1998/Math/MathML" display="block">
  <semantics>
    <mrow>
      <mtext>p(A)</mtext>
      <mo stretchy="false">=</mo>
      <mstyle color="black">
        <mrow>
          <mfrac>
            <mtext>Nombre d'issues de A</mtext>
            <mrow>
              <mtext>Nombre d'issues de </mtext>
              <mi mathvariant="normal">Ω</mi>
            </mrow>
          </mfrac>
          <mo stretchy="false">=</mo>
          <mfrac>
            <mn>3</mn>
            <mn>16</mn>
          </mfrac>
        </mrow>
      </mstyle>
    </mrow>
    <annotation encoding="StarMath 5.0">alignc "p(A)"=color black { {"Nombre d'issues de A"}over{"Nombre d'issues de " %OMEGA}=3 over 16 }</annotation>
  </semantics>
</math>
</file>

<file path=Object 27/content.xml><?xml version="1.0" encoding="utf-8"?>
<math xmlns="http://www.w3.org/1998/Math/MathML" display="block">
  <semantics>
    <mrow>
      <mtext>p(A)</mtext>
      <mo stretchy="false">=</mo>
      <mfrac>
        <mtext>Nombre d'issues de A</mtext>
        <mrow>
          <mtext>Nombre d'issues de </mtext>
          <mi mathvariant="normal">Ω</mi>
        </mrow>
      </mfrac>
      <mo stretchy="false">=</mo>
      <mstyle color="black">
        <mfrac>
          <mn>3</mn>
          <mn>8</mn>
        </mfrac>
      </mstyle>
    </mrow>
    <annotation encoding="StarMath 5.0">alignc "p(A)"={"Nombre d'issues de A"}over{"Nombre d'issues de " %OMEGA}= color black { 3 over  8 }</annotation>
  </semantics>
</math>
</file>

<file path=Object 28/content.xml><?xml version="1.0" encoding="utf-8"?>
<math xmlns="http://www.w3.org/1998/Math/MathML" display="block">
  <semantics>
    <mover accent="true">
      <mtext>A</mtext>
      <mo>¯</mo>
    </mover>
    <annotation encoding="StarMath 5.0">alignc  overline {"A"}</annotation>
  </semantics>
</math>
</file>

<file path=Object 29/content.xml><?xml version="1.0" encoding="utf-8"?>
<math xmlns="http://www.w3.org/1998/Math/MathML" display="block">
  <semantics>
    <mover accent="true">
      <mtext>A</mtext>
      <mo>¯</mo>
    </mover>
    <annotation encoding="StarMath 5.0">alignc  overline {"A"}</annotation>
  </semantics>
</math>
</file>

<file path=Object 3/content.xml><?xml version="1.0" encoding="utf-8"?>
<math xmlns="http://www.w3.org/1998/Math/MathML" display="block">
  <semantics>
    <mover accent="true">
      <mtext>A</mtext>
      <mo>¯</mo>
    </mover>
    <annotation encoding="StarMath 5.0">alignc  overline {"A"}</annotation>
  </semantics>
</math>
</file>

<file path=Object 30/content.xml><?xml version="1.0" encoding="utf-8"?>
<math xmlns="http://www.w3.org/1998/Math/MathML" display="block">
  <semantics>
    <mover accent="true">
      <mtext>A</mtext>
      <mo>¯</mo>
    </mover>
    <annotation encoding="StarMath 5.0">alignc  overline {"A"}</annotation>
  </semantics>
</math>
</file>

<file path=Object 31/content.xml><?xml version="1.0" encoding="utf-8"?>
<math xmlns="http://www.w3.org/1998/Math/MathML" display="block">
  <semantics>
    <mover accent="true">
      <mtext>A</mtext>
      <mo>¯</mo>
    </mover>
    <annotation encoding="StarMath 5.0">overline {"A"}</annotation>
  </semantics>
</math>
</file>

<file path=Object 32/content.xml><?xml version="1.0" encoding="utf-8"?>
<math xmlns="http://www.w3.org/1998/Math/MathML" display="block">
  <semantics>
    <mstyle color="black">
      <mrow>
        <mn>1</mn>
        <mo stretchy="false">−</mo>
        <mfrac>
          <mn>3</mn>
          <mn>8</mn>
        </mfrac>
      </mrow>
    </mstyle>
    <annotation encoding="StarMath 5.0">color black { {1}-{3}over{8} }</annotation>
  </semantics>
</math>
</file>

<file path=Object 33/content.xml><?xml version="1.0" encoding="utf-8"?>
<math xmlns="http://www.w3.org/1998/Math/MathML" display="block">
  <semantics>
    <mstyle color="black">
      <mfrac>
        <mn>5</mn>
        <mn>8</mn>
      </mfrac>
    </mstyle>
    <annotation encoding="StarMath 5.0">color black { {5}over{8} }</annotation>
  </semantics>
</math>
</file>

<file path=Object 34/content.xml><?xml version="1.0" encoding="utf-8"?>
<math xmlns="http://www.w3.org/1998/Math/MathML" display="block">
  <semantics>
    <mstyle color="black">
      <mover accent="true">
        <mtext>A</mtext>
        <mo>¯</mo>
      </mover>
    </mstyle>
    <annotation encoding="StarMath 5.0">color black {  overline {"A"} }</annotation>
  </semantics>
</math>
</file>

<file path=Object 35/content.xml><?xml version="1.0" encoding="utf-8"?>
<math xmlns="http://www.w3.org/1998/Math/MathML" display="block">
  <semantics>
    <mrow>
      <mtext>p(A)</mtext>
      <mo stretchy="false">=</mo>
      <mfrac>
        <mtext>Nombre d'issues de A</mtext>
        <mrow>
          <mtext>Nombre d'issues de </mtext>
          <mi mathvariant="normal">Ω</mi>
        </mrow>
      </mfrac>
      <mo stretchy="false">=</mo>
      <mstyle color="black">
        <mrow>
          <mfrac>
            <mn>102</mn>
            <mn>450</mn>
          </mfrac>
          <mo stretchy="false">≈</mo>
          <mn>0,23</mn>
        </mrow>
      </mstyle>
    </mrow>
    <annotation encoding="StarMath 5.0">alignc "p(A)"={"Nombre d'issues de A"}over{"Nombre d'issues de " %OMEGA}=color black { 102 over 450 approx 0,23 }</annotation>
  </semantics>
</math>
</file>

<file path=Object 36/content.xml><?xml version="1.0" encoding="utf-8"?>
<math xmlns="http://www.w3.org/1998/Math/MathML" display="block">
  <semantics>
    <mrow>
      <mtext>p(A)</mtext>
      <mo stretchy="false">=</mo>
      <mfrac>
        <mtext>Nombre d'issues de A</mtext>
        <mrow>
          <mtext>Nombre d'issues de </mtext>
          <mi mathvariant="normal">Ω</mi>
        </mrow>
      </mfrac>
      <mo stretchy="false">=</mo>
      <mstyle color="black">
        <mrow>
          <mfrac>
            <mn>20</mn>
            <mn>34</mn>
          </mfrac>
          <mo stretchy="false">≈</mo>
          <mn>0,59</mn>
        </mrow>
      </mstyle>
    </mrow>
    <annotation encoding="StarMath 5.0">alignc "p(A)"={"Nombre d'issues de A"}over{"Nombre d'issues de " %OMEGA}=color black { 20 over 34 approx 0,59 }</annotation>
  </semantics>
</math>
</file>

<file path=Object 37/content.xml><?xml version="1.0" encoding="utf-8"?>
<math xmlns="http://www.w3.org/1998/Math/MathML" display="block">
  <semantics>
    <mrow>
      <mtext>p(A)</mtext>
      <mo stretchy="false">=</mo>
      <mfrac>
        <mtext>Nombre d'issues de A</mtext>
        <mrow>
          <mtext>Nombre d'issues de </mtext>
          <mi mathvariant="normal">Ω</mi>
        </mrow>
      </mfrac>
      <mo stretchy="false">=</mo>
      <mfrac>
        <mn>1</mn>
        <mn>7</mn>
      </mfrac>
    </mrow>
    <annotation encoding="StarMath 5.0">alignc "p(A)"={"Nombre d'issues de A"}over{"Nombre d'issues de " %OMEGA}=1 over 7</annotation>
  </semantics>
</math>
</file>

<file path=Object 4/content.xml><?xml version="1.0" encoding="utf-8"?>
<math xmlns="http://www.w3.org/1998/Math/MathML" display="block">
  <semantics>
    <mover accent="true">
      <mtext>A</mtext>
      <mo>¯</mo>
    </mover>
    <annotation encoding="StarMath 5.0">alignc  overline {"A"}</annotation>
  </semantics>
</math>
</file>

<file path=Object 5/content.xml><?xml version="1.0" encoding="utf-8"?>
<math xmlns="http://www.w3.org/1998/Math/MathML" display="block">
  <semantics>
    <mstyle color="black">
      <mover accent="true">
        <mtext>A</mtext>
        <mo>¯</mo>
      </mover>
    </mstyle>
    <annotation encoding="StarMath 5.0">color black { overline {"A"} }</annotation>
  </semantics>
</math>
</file>

<file path=Object 6/content.xml><?xml version="1.0" encoding="utf-8"?>
<math xmlns="http://www.w3.org/1998/Math/MathML" display="block">
  <semantics>
    <mstyle color="black">
      <mfrac>
        <mn>1</mn>
        <mn>6</mn>
      </mfrac>
    </mstyle>
    <annotation encoding="StarMath 5.0">color black { {1}over{6} }</annotation>
  </semantics>
</math>
</file>

<file path=Object 7/content.xml><?xml version="1.0" encoding="utf-8"?>
<math xmlns="http://www.w3.org/1998/Math/MathML" display="block">
  <semantics>
    <mstyle color="black">
      <mfrac>
        <mn>1</mn>
        <mn>6</mn>
      </mfrac>
    </mstyle>
    <annotation encoding="StarMath 5.0">color black { {1}over{6} }</annotation>
  </semantics>
</math>
</file>

<file path=Object 8/content.xml><?xml version="1.0" encoding="utf-8"?>
<math xmlns="http://www.w3.org/1998/Math/MathML" display="block">
  <semantics>
    <mstyle color="black">
      <mfrac>
        <mn>1</mn>
        <mn>6</mn>
      </mfrac>
    </mstyle>
    <annotation encoding="StarMath 5.0">color black { {1}over{6} }</annotation>
  </semantics>
</math>
</file>

<file path=Object 9/content.xml><?xml version="1.0" encoding="utf-8"?>
<math xmlns="http://www.w3.org/1998/Math/MathML" display="block">
  <semantics>
    <mstyle color="black">
      <mfrac>
        <mn>1</mn>
        <mn>6</mn>
      </mfrac>
    </mstyle>
    <annotation encoding="StarMath 5.0">color black { {1}over{6} }</annotation>
  </semantics>
</math>
</file>